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5.408cm" style:rel-column-width="20847*"/>
    </style:style>
    <style:style style:name="Tabela2.B" style:family="table-column">
      <style:table-column-properties style:column-width="1.803cm" style:rel-column-width="6949*"/>
    </style:style>
    <style:style style:name="Tabela2.C" style:family="table-column">
      <style:table-column-properties style:column-width="7.176cm" style:rel-column-width="27660*"/>
    </style:style>
    <style:style style:name="Tabela2.D" style:family="table-column">
      <style:table-column-properties style:column-width="2.614cm" style:rel-column-width="10079*"/>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3.B1" style:family="table-cell">
      <style:table-cell-properties fo:background-color="#b2b2b2"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style:style>
    <style:style style:name="P2" style:family="paragraph" style:parent-style-name="Text_20_body">
      <style:paragraph-properties fo:margin-left="0cm" fo:margin-right="0cm" fo:margin-top="0cm" fo:margin-bottom="0.212cm" style:contextual-spacing="false" fo:line-height="120%" fo:text-align="justify"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4"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fo:letter-spacing="normal"/>
    </style:style>
    <style:style style:name="P5"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fo:font-size="12pt" fo:letter-spacing="normal" officeooo:rsid="0020c3ed" officeooo:paragraph-rsid="0020c3ed" style:font-size-asian="12pt" style:font-size-complex="12pt"/>
    </style:style>
    <style:style style:name="P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officeooo:paragraph-rsid="0024f9b7" style:font-size-asian="5.25pt" style:font-size-complex="6pt"/>
    </style:style>
    <style:style style:name="P7"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style>
    <style:style style:name="P9"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weight="bold"/>
    </style:style>
    <style:style style:name="P10"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style>
    <style:style style:name="P11"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1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4d5e8c"/>
    </style:style>
    <style:style style:name="P13"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style:font-size-asian="12pt" style:font-weight-asian="bold" style:font-size-complex="9pt" style:font-weight-complex="bold"/>
    </style:style>
    <style:style style:name="P1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15"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10pt" fo:letter-spacing="normal" fo:font-style="normal" fo:font-weight="normal" style:font-size-asian="8.75pt" style:font-size-complex="10pt"/>
    </style:style>
    <style:style style:name="P1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1" fo:font-size="12pt" fo:letter-spacing="normal" fo:font-style="normal" fo:font-weight="normal" officeooo:paragraph-rsid="0038b0cc" style:font-size-asian="12pt" style:font-size-complex="12pt"/>
    </style:style>
    <style:style style:name="P17" style:family="paragraph" style:parent-style-name="Text_20_body">
      <style:paragraph-properties fo:margin-left="0cm" fo:margin-right="0cm" fo:margin-top="0cm" fo:margin-bottom="0.199cm" style:contextual-spacing="false" fo:line-height="12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bold" officeooo:paragraph-rsid="004bab06"/>
    </style:style>
    <style:style style:name="P18"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49d5a2" officeooo:paragraph-rsid="0049d5a2"/>
    </style:style>
    <style:style style:name="P19"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3a7e68" officeooo:paragraph-rsid="0049d5a2" style:font-size-asian="12pt" style:font-weight-asian="bold" style:font-size-complex="12pt" style:font-weight-complex="bold"/>
    </style:style>
    <style:style style:name="P20" style:family="paragraph" style:parent-style-name="Text_20_body">
      <style:paragraph-properties fo:margin-left="0cm" fo:margin-right="0cm" fo:margin-top="0cm" fo:margin-bottom="0.199cm" style:contextual-spacing="false" fo:line-height="12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4bab06" officeooo:paragraph-rsid="004bab06" style:font-size-asian="12pt" style:font-weight-asian="bold" style:font-size-complex="12pt" style:font-weight-complex="bold"/>
    </style:style>
    <style:style style:name="P21" style:family="paragraph" style:parent-style-name="Text_20_body">
      <style:paragraph-properties fo:margin-left="0cm" fo:margin-right="0cm" fo:margin-top="0cm" fo:margin-bottom="0.199cm" style:contextual-spacing="false" fo:line-height="12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2cba3b" officeooo:paragraph-rsid="0049d5a2" style:font-size-asian="12pt" style:font-weight-asian="bold" style:font-size-complex="12pt" style:font-weight-complex="bold"/>
    </style:style>
    <style:style style:name="P22"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49d5a2" officeooo:paragraph-rsid="0049d5a2" style:font-size-asian="12pt" style:font-weight-asian="bold" style:font-size-complex="12pt" style:font-weight-complex="bold"/>
    </style:style>
    <style:style style:name="P23"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1" fo:font-size="6pt" fo:letter-spacing="normal" fo:font-style="normal" fo:font-weight="bold" officeooo:rsid="003a7e68" officeooo:paragraph-rsid="002cba3b" style:font-size-asian="5.25pt" style:font-weight-asian="bold" style:font-size-complex="6pt" style:font-weight-complex="bold"/>
    </style:style>
    <style:style style:name="P2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24f9b7" officeooo:paragraph-rsid="0024f9b7" style:font-size-asian="12pt" style:font-weight-asian="bold" style:font-size-complex="12pt" style:font-weight-complex="bold"/>
    </style:style>
    <style:style style:name="P2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ba3b" style:font-size-asian="12pt" style:font-weight-asian="bold" style:font-size-complex="12pt" style:font-weight-complex="bold"/>
    </style:style>
    <style:style style:name="P2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3a7e68" officeooo:paragraph-rsid="002cba3b" style:font-size-asian="12pt" style:font-weight-asian="bold" style:font-size-complex="12pt" style:font-weight-complex="bold"/>
    </style:style>
    <style:style style:name="P2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4d5e8c" style:font-size-asian="12pt" style:font-size-complex="12pt"/>
    </style:style>
    <style:style style:name="P2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4816d" style:font-size-asian="12pt" style:font-size-complex="12pt"/>
    </style:style>
    <style:style style:name="P3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74c9d" style:font-size-asian="12pt" style:font-size-complex="12pt"/>
    </style:style>
    <style:style style:name="P31"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f814" officeooo:paragraph-rsid="0028f814" style:font-size-asian="12pt" style:font-size-complex="12pt"/>
    </style:style>
    <style:style style:name="P3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254b6d" style:font-size-asian="12pt" style:font-size-complex="12pt"/>
    </style:style>
    <style:style style:name="P3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4e2477" style:font-size-asian="12pt" style:font-size-complex="12pt"/>
    </style:style>
    <style:style style:name="P34" style:family="paragraph" style:parent-style-name="Text_20_body">
      <style:paragraph-properties fo:margin-left="0cm" fo:margin-right="0cm" fo:margin-top="0cm" fo:margin-bottom="0.199cm" style:contextual-spacing="false" fo:line-height="100%" fo:text-align="center" style:justify-single-word="false" fo:orphans="2" fo:widows="2" fo:text-indent="0cm" style:auto-text-indent="false"/>
      <style:text-properties style:font-name="Times New Roman1" fo:font-size="14pt"/>
    </style:style>
    <style:style style:name="P3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4ee2fd" style:font-size-asian="12pt" style:font-size-complex="12pt"/>
    </style:style>
    <style:style style:name="P3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508663" style:font-size-asian="12pt" style:font-size-complex="12pt"/>
    </style:style>
    <style:style style:name="P3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officeooo:paragraph-rsid="0054816d"/>
    </style:style>
    <style:style style:name="P38" style:family="paragraph" style:parent-style-name="Standard">
      <style:paragraph-properties style:line-height-at-least="0.176cm" fo:text-align="center" style:justify-single-word="false" fo:orphans="0" fo:widows="0"/>
      <style:text-properties fo:font-variant="small-caps" fo:font-size="8pt" fo:font-weight="bold" style:font-size-asian="8pt" style:font-weight-asian="bold" style:font-size-complex="8pt"/>
    </style:style>
    <style:style style:name="P39" style:family="paragraph" style:parent-style-name="Standard">
      <style:paragraph-properties style:line-height-at-least="0.176cm" fo:text-align="center" style:justify-single-word="false" fo:orphans="0" fo:widows="0" style:snap-to-layout-grid="false"/>
      <style:text-properties fo:font-variant="small-caps" fo:font-size="8pt" fo:font-weight="bold" style:font-size-asian="8pt" style:font-weight-asian="bold" style:font-size-complex="8pt"/>
    </style:style>
    <style:style style:name="P40" style:family="paragraph" style:parent-style-name="Standard">
      <style:paragraph-properties style:line-height-at-least="0.176cm" fo:text-align="center" style:justify-single-word="false" fo:orphans="0" fo:widows="0" style:snap-to-layout-grid="false"/>
      <style:text-properties fo:font-variant="small-caps" fo:font-size="8pt" fo:font-weight="bold" officeooo:paragraph-rsid="004bab06" style:font-size-asian="8pt" style:font-weight-asian="bold" style:font-size-complex="8pt"/>
    </style:style>
    <style:style style:name="P41" style:family="paragraph" style:parent-style-name="Standard">
      <style:paragraph-properties style:line-height-at-least="0.176cm" fo:text-align="center" style:justify-single-word="false" fo:orphans="0" fo:widows="0"/>
      <style:text-properties fo:font-variant="small-caps" fo:font-size="8pt" fo:font-weight="bold" officeooo:paragraph-rsid="004bab06" style:font-size-asian="8pt" style:font-weight-asian="bold" style:font-size-complex="8pt"/>
    </style:style>
    <style:style style:name="P42"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9pt" style:text-underline-style="none" fo:font-weight="bold" style:font-size-asian="9pt" style:font-weight-asian="bold" style:font-size-complex="9pt" style:font-weight-complex="bold"/>
    </style:style>
    <style:style style:name="P43"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9pt" style:text-underline-style="none" fo:font-weight="bold" officeooo:paragraph-rsid="004bab06" style:font-size-asian="9pt" style:font-weight-asian="bold" style:font-size-complex="9pt" style:font-weight-complex="bold"/>
    </style:style>
    <style:style style:name="P44"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style:style>
    <style:style style:name="P45" style:family="paragraph" style:parent-style-name="Text_20_body">
      <style:paragraph-properties fo:margin-left="0.464cm" fo:margin-right="0cm" fo:margin-top="0cm" fo:margin-bottom="0cm" style:contextual-spacing="false" fo:line-height="100%" fo:text-align="justify" style:justify-single-word="false" fo:orphans="2" fo:widows="2" fo:text-indent="-0.381cm" style:auto-text-indent="false">
        <style:tab-stops>
          <style:tab-stop style:position="0.067cm"/>
        </style:tab-stops>
      </style:paragraph-properties>
      <style:text-properties officeooo:paragraph-rsid="002cba3b"/>
    </style:style>
    <style:style style:name="P46" style:family="paragraph" style:parent-style-name="Table_20_Contents">
      <style:paragraph-properties fo:margin-top="0cm" fo:margin-bottom="0.199cm" style:contextual-spacing="false" fo:text-align="center" style:justify-single-word="false"/>
      <style:text-properties style:font-name="Times New Roman1" fo:font-size="12pt" style:font-size-asian="12pt" style:font-size-complex="12pt"/>
    </style:style>
    <style:style style:name="P47" style:family="paragraph" style:parent-style-name="Table_20_Contents">
      <style:paragraph-properties fo:margin-left="0.071cm" fo:margin-right="0.071cm" fo:margin-top="0cm" fo:margin-bottom="0.199cm" style:contextual-spacing="false" fo:line-height="100%" fo:text-align="center" style:justify-single-word="false" fo:text-indent="0cm" style:auto-text-indent="false"/>
      <style:text-properties style:font-name="Times New Roman1" fo:font-size="11pt"/>
    </style:style>
    <style:style style:name="P48" style:family="paragraph" style:parent-style-name="Table_20_Contents">
      <style:paragraph-properties fo:margin-left="0.071cm" fo:margin-right="0.071cm" fo:margin-top="0cm" fo:margin-bottom="0.199cm" style:contextual-spacing="false" fo:line-height="100%" fo:text-align="center" style:justify-single-word="false" fo:text-indent="0cm" style:auto-text-indent="false"/>
      <style:text-properties style:font-name="Times New Roman1" fo:font-size="12pt" style:font-size-asian="12pt" style:font-size-complex="12pt"/>
    </style:style>
    <style:style style:name="P49"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1pt"/>
    </style:style>
    <style:style style:name="P5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1pt" officeooo:paragraph-rsid="0020c3ed"/>
    </style:style>
    <style:style style:name="P5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1pt"/>
    </style:style>
    <style:style style:name="P52"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fo:color="#000000" style:font-name="Times New Roman" fo:font-size="12pt" style:font-size-asian="12pt" style:font-size-complex="12pt"/>
    </style:style>
    <style:style style:name="P53"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style:font-size-asian="12pt" style:font-size-complex="12pt"/>
    </style:style>
    <style:style style:name="P54" style:family="paragraph" style:parent-style-name="Text_20_body" style:list-style-name="L2">
      <style:paragraph-properties fo:margin-left="-1.251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style:font-size-asian="5.25pt" style:font-size-complex="6pt"/>
    </style:style>
    <style:style style:name="P55"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style:font-name="Times New Roman" fo:font-size="12pt" officeooo:paragraph-rsid="00537a25" style:font-size-asian="12pt" style:font-size-complex="12pt"/>
    </style:style>
    <style:style style:name="P56"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officeooo:paragraph-rsid="00537a25"/>
    </style:style>
    <style:style style:name="P57" style:family="paragraph" style:parent-style-name="Text_20_body" style:list-style-name="L4" style:master-page-name="">
      <style:paragraph-properties fo:margin-left="0.448cm" fo:margin-right="0cm" fo:margin-top="0cm" fo:margin-bottom="0.199cm" style:contextual-spacing="false" fo:line-height="100%" fo:text-align="justify" style:justify-single-word="false" fo:orphans="2" fo:widows="2" fo:text-indent="-0.427cm" style:auto-text-indent="false" style:page-number="auto">
        <style:tab-stops>
          <style:tab-stop style:position="0.464cm"/>
        </style:tab-stops>
      </style:paragraph-properties>
      <style:text-properties officeooo:paragraph-rsid="00555386"/>
    </style:style>
    <style:style style:name="P58"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555386"/>
    </style:style>
    <style:style style:name="P59" style:family="paragraph" style:parent-style-name="Text_20_body" style:list-style-name="L5" style:master-page-name="">
      <style:paragraph-properties fo:margin-left="-0.062cm" fo:margin-right="0cm" fo:margin-top="0cm" fo:margin-bottom="0.199cm" style:contextual-spacing="false" fo:line-height="100%" fo:text-align="justify" style:justify-single-word="false" fo:orphans="2" fo:widows="2" fo:text-indent="0cm" style:auto-text-indent="false" style:page-number="auto">
        <style:tab-stops>
          <style:tab-stop style:position="0.407cm"/>
        </style:tab-stops>
      </style:paragraph-properties>
      <style:text-properties officeooo:paragraph-rsid="00555386"/>
    </style:style>
    <style:style style:name="P60" style:family="paragraph" style:parent-style-name="Text_20_body" style:list-style-name="L5">
      <style:paragraph-properties fo:margin-top="0cm" fo:margin-bottom="0.199cm" style:contextual-spacing="false" style:line-height-at-least="0.176cm" fo:text-align="justify" style:justify-single-word="false" fo:orphans="2" fo:widows="2" fo:hyphenation-ladder-count="no-limit"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fo:font-weight="normal" officeooo:paragraph-rsid="00555386" style:font-size-asian="12pt" style:font-style-asian="normal" style:font-weight-asian="normal" style:font-name-complex="Times New Roman" style:font-size-complex="12pt" fo:hyphenate="false" fo:hyphenation-remain-char-count="2" fo:hyphenation-push-char-count="2"/>
    </style:style>
    <style:style style:name="P61"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55386"/>
    </style:style>
    <style:style style:name="P62"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74c9d"/>
    </style:style>
    <style:style style:name="P63"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55386"/>
    </style:style>
    <style:style style:name="P64"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74c9d"/>
    </style:style>
    <style:style style:name="P65"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fo:font-variant="normal" fo:text-transform="none" fo:color="#000000" style:font-name="Times New Roman" fo:font-size="12pt" fo:letter-spacing="normal" fo:font-style="italic" fo:font-weight="normal" officeooo:paragraph-rsid="00574c9d" style:font-size-asian="12pt" style:font-style-asian="italic" style:font-weight-asian="normal" style:font-name-complex="Times New Roman" style:font-size-complex="12pt" style:font-style-complex="italic"/>
    </style:style>
    <style:style style:name="P66"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font-style-complex="italic"/>
    </style:style>
    <style:style style:name="P67"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style:font-name="Times New Roman" fo:font-size="12pt" fo:font-style="italic" officeooo:paragraph-rsid="00574c9d" style:font-size-asian="12pt" style:font-style-asian="italic" style:font-size-complex="12pt" style:font-style-complex="italic"/>
    </style:style>
    <style:style style:name="P68"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size-complex="12pt" style:font-style-complex="italic"/>
    </style:style>
    <style:style style:name="P69"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name-complex="Times New Roman" style:font-size-complex="12pt" style:font-style-complex="italic"/>
    </style:style>
    <style:style style:name="P70" style:family="paragraph" style:parent-style-name="Text_20_body" style:list-style-name="L6">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fo:color="#cc0066" style:font-name="Times New Roman" fo:font-size="12pt" officeooo:paragraph-rsid="00574c9d" style:font-size-asian="12pt" style:font-size-complex="12pt"/>
    </style:style>
    <style:style style:name="P71" style:family="paragraph" style:parent-style-name="Text_20_body" style:list-style-name="L6"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fo:color="#cc0066" style:font-name="Times New Roman" fo:font-size="12pt" officeooo:paragraph-rsid="00574c9d" style:font-size-asian="12pt" style:font-size-complex="12pt"/>
    </style:style>
    <style:style style:name="P72" style:family="paragraph" style:parent-style-name="Text_20_body" style:list-style-name="L5" style:master-page-name="">
      <style:paragraph-properties fo:margin-left="0.346cm" fo:margin-right="0cm" fo:margin-top="0cm" fo:margin-bottom="0.199cm" style:contextual-spacing="false" fo:line-height="100%" fo:text-align="justify" style:justify-single-word="false" fo:orphans="2" fo:widows="2" fo:text-indent="-0.326cm" style:auto-text-indent="false" style:page-number="auto">
        <style:tab-stops>
          <style:tab-stop style:position="0.407cm"/>
        </style:tab-stops>
      </style:paragraph-properties>
      <style:text-properties officeooo:paragraph-rsid="00555386"/>
    </style:style>
    <style:style style:name="P73" style:family="paragraph" style:parent-style-name="Text_20_body" style:list-style-name="L5" style:master-page-name="">
      <style:paragraph-properties fo:margin-left="0.427cm" fo:margin-right="0cm" fo:margin-top="0cm" fo:margin-bottom="0.199cm" style:contextual-spacing="false" fo:line-height="100%" fo:text-align="justify" style:justify-single-word="false" fo:orphans="2" fo:widows="2" fo:text-indent="-0.489cm" style:auto-text-indent="false" style:page-number="auto">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style>
    <style:style style:name="P74" style:family="paragraph" style:parent-style-name="Text_20_body" style:list-style-name="L5">
      <style:paragraph-properties fo:margin-left="0.427cm" fo:margin-right="0cm" fo:margin-top="0cm" fo:margin-bottom="0.199cm" style:contextual-spacing="false" fo:line-height="100%" fo:text-align="justify" style:justify-single-word="false" fo:orphans="2" fo:widows="2" fo:text-indent="-0.489cm" style:auto-text-indent="false">
        <style:tab-stops>
          <style:tab-stop style:position="0.407cm"/>
        </style:tab-stops>
      </style:paragraph-properties>
      <style:text-properties officeooo:paragraph-rsid="00574c9d"/>
    </style:style>
    <style:style style:name="P75" style:family="paragraph" style:parent-style-name="Text_20_body" style:list-style-name="L6" style:master-page-name="">
      <style:paragraph-properties fo:margin-left="0.367cm" fo:margin-right="0cm" fo:margin-top="0cm" fo:margin-bottom="0.199cm" style:contextual-spacing="false" fo:line-height="100%" fo:text-align="justify" style:justify-single-word="false" fo:orphans="2" fo:widows="2" fo:text-indent="-0.346cm" style:auto-text-indent="false" style:page-number="auto">
        <style:tab-stops>
          <style:tab-stop style:position="0.062cm"/>
          <style:tab-stop style:position="0.407cm"/>
        </style:tab-stops>
      </style:paragraph-properties>
      <style:text-properties style:font-name="Times New Roman" fo:font-size="12pt" officeooo:paragraph-rsid="00574c9d" style:font-size-asian="12pt" style:font-size-complex="12pt"/>
    </style:style>
    <style:style style:name="P76"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574c9d" style:font-size-asian="12pt" style:font-size-complex="12pt"/>
    </style:style>
    <style:style style:name="P77"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574c9d"/>
    </style:style>
    <style:style style:name="P78" style:family="paragraph" style:parent-style-name="Text_20_body" style:master-page-name="">
      <style:paragraph-properties fo:margin-left="0cm" fo:margin-right="0cm" fo:margin-top="0cm" fo:margin-bottom="0.199cm" style:contextual-spacing="false" fo:line-height="100%" fo:text-align="justify" style:justify-single-word="false" fo:orphans="2" fo:widows="2" fo:text-indent="0cm" style:auto-text-indent="false" style:page-number="auto"/>
      <style:text-properties fo:font-variant="normal" fo:text-transform="none" fo:color="#000000" style:font-name="Times New Roman" fo:font-size="12pt" fo:letter-spacing="normal" fo:font-style="normal" fo:font-weight="normal" officeooo:rsid="00376855" officeooo:paragraph-rsid="00574c9d" style:font-size-asian="12pt" style:font-size-complex="12pt"/>
    </style:style>
    <style:style style:name="T1" style:family="text">
      <style:text-properties style:font-name="Times New Roman1" fo:font-style="normal" fo:font-weight="bold" style:font-weight-asian="bold" style:font-weight-complex="bold"/>
    </style:style>
    <style:style style:name="T2" style:family="text">
      <style:text-properties style:font-name="Times New Roman1" fo:font-style="normal" fo:font-weight="bold" officeooo:rsid="003a7e68" style:font-weight-asian="bold" style:font-weight-complex="bold"/>
    </style:style>
    <style:style style:name="T3" style:family="text">
      <style:text-properties style:font-name="Times New Roman1" fo:font-style="normal" fo:font-weight="bold" officeooo:rsid="0024f9b7" style:font-weight-asian="bold" style:font-weight-complex="bold"/>
    </style:style>
    <style:style style:name="T4" style:family="text">
      <style:text-properties style:font-name="Times New Roman1" fo:font-style="normal" fo:font-weight="normal"/>
    </style:style>
    <style:style style:name="T5" style:family="text">
      <style:text-properties style:font-name="Times New Roman1" fo:font-size="14pt" fo:font-style="normal" fo:font-weight="bold" style:font-size-asian="14pt" style:font-weight-asian="bold" style:font-size-complex="14pt" style:font-weight-complex="bold"/>
    </style:style>
    <style:style style:name="T6" style:family="text">
      <style:text-properties style:font-name="Times New Roman1" fo:font-size="12pt" fo:font-style="normal" fo:font-weight="bold" style:font-size-asian="12pt" style:font-weight-asian="bold" style:font-size-complex="12pt" style:font-weight-complex="bold"/>
    </style:style>
    <style:style style:name="T7" style:family="text">
      <style:text-properties style:font-name="Times New Roman1" fo:font-size="12pt" fo:font-style="normal" fo:font-weight="normal" style:font-size-asian="12pt" style:font-size-complex="12pt"/>
    </style:style>
    <style:style style:name="T8" style:family="text">
      <style:text-properties fo:font-variant="normal" fo:text-transform="none" fo:color="#000000" style:font-name="Times New Roman1" fo:font-size="14pt" fo:letter-spacing="normal" fo:font-style="normal" style:font-weight-asian="bold" style:font-weight-complex="bold"/>
    </style:style>
    <style:style style:name="T9" style:family="text">
      <style:text-properties fo:font-variant="normal" fo:text-transform="none" fo:color="#000000" style:font-name="Times New Roman1"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000000" style:font-name="Times New Roman1" fo:font-size="10pt" fo:letter-spacing="normal" fo:font-style="normal" fo:font-weight="normal" officeooo:rsid="004d5e8c" style:font-size-asian="10pt" style:font-weight-asian="normal" style:font-size-complex="10pt" style:font-weight-complex="normal"/>
    </style:style>
    <style:style style:name="T11" style:family="text">
      <style:text-properties fo:font-variant="normal" fo:text-transform="none" fo:color="#000000" style:font-name="Times New Roman1" fo:font-size="10pt" fo:letter-spacing="normal" fo:font-style="normal" fo:font-weight="bold" style:font-size-asian="10pt" style:font-weight-asian="bold" style:font-size-complex="10pt" style:font-weight-complex="bold"/>
    </style:style>
    <style:style style:name="T12" style:family="text">
      <style:text-properties fo:font-variant="normal" fo:text-transform="none" fo:color="#000000" style:font-name="Times New Roman1" fo:font-size="6pt" fo:letter-spacing="normal" fo:font-style="normal" fo:font-weight="bold" style:font-size-asian="5.25pt" style:font-size-complex="6pt"/>
    </style:style>
    <style:style style:name="T13" style:family="text">
      <style:text-properties fo:font-variant="normal" fo:text-transform="none" fo:color="#000000" style:font-name="Times New Roman1" fo:font-size="4pt" fo:letter-spacing="normal" fo:font-style="normal" fo:font-weight="bold" style:font-size-asian="3.5pt" style:font-size-complex="4pt"/>
    </style:style>
    <style:style style:name="T14" style:family="text">
      <style:text-properties fo:font-variant="normal" fo:text-transform="none" fo:color="#000000" style:font-name="Times New Roman1" fo:font-size="12pt" fo:letter-spacing="normal" fo:font-style="normal" fo:font-weight="normal" style:font-size-asian="12pt" style:font-size-complex="12pt"/>
    </style:style>
    <style:style style:name="T15"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16" style:family="text">
      <style:text-properties fo:font-variant="normal" fo:text-transform="none" fo:color="#000000" style:font-name="Times New Roman1" fo:font-size="12pt" fo:letter-spacing="normal" fo:font-style="normal" fo:font-weight="normal" officeooo:rsid="004d5e8c" style:font-size-asian="12pt" style:font-size-complex="12pt"/>
    </style:style>
    <style:style style:name="T17"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000000" style:font-name="Times New Roman1" fo:font-size="12pt" fo:letter-spacing="normal" fo:font-style="normal" fo:font-weight="bold" officeooo:rsid="003a7e68" style:font-size-asian="12pt" style:font-weight-asian="bold" style:font-size-complex="12pt" style:font-weight-complex="bold"/>
    </style:style>
    <style:style style:name="T19" style:family="text">
      <style:text-properties fo:font-variant="normal" fo:text-transform="none" fo:color="#000000" style:font-name="Times New Roman1" fo:font-size="12pt" fo:letter-spacing="normal" fo:font-style="normal" fo:font-weight="bold" officeooo:rsid="0024f9b7" style:font-size-asian="12pt" style:font-weight-asian="bold" style:font-size-complex="12pt" style:font-weight-complex="bold"/>
    </style:style>
    <style:style style:name="T20" style:family="text">
      <style:text-properties fo:font-variant="normal" fo:text-transform="none" fo:color="#000000" style:font-name="Times New Roman1" fo:font-size="12pt" fo:letter-spacing="normal" fo:font-style="normal" fo:font-weight="bold" style:font-size-asian="12pt" style:font-size-complex="12pt"/>
    </style:style>
    <style:style style:name="T21" style:family="text">
      <style:text-properties fo:font-variant="normal" fo:text-transform="none" fo:color="#000000" style:font-name="Times New Roman1" fo:font-size="12pt" fo:letter-spacing="normal" fo:font-style="normal" fo:font-weight="bold" officeooo:rsid="003a7e68" style:font-size-asian="12pt" style:font-size-complex="12pt"/>
    </style:style>
    <style:style style:name="T22"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23" style:family="text">
      <style:text-properties fo:font-variant="normal" fo:text-transform="none" fo:color="#000000" style:font-name="Times New Roman1" fo:font-size="12pt" fo:letter-spacing="normal" fo:font-style="normal" fo:font-weight="bold" officeooo:rsid="0020c3ed" style:font-size-asian="12pt" style:font-size-complex="12pt"/>
    </style:style>
    <style:style style:name="T24" style:family="text">
      <style:text-properties fo:font-variant="normal" fo:text-transform="none" fo:color="#000000" style:font-name="Times New Roman1" fo:font-size="12pt" fo:letter-spacing="normal" fo:font-style="normal" fo:font-weight="bold" officeooo:rsid="004444d9" style:font-size-asian="12pt" style:font-size-complex="12pt"/>
    </style:style>
    <style:style style:name="T25"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normal" style:font-weight-asian="normal" style:font-weight-complex="normal"/>
    </style:style>
    <style:style style:name="T28" style:family="text">
      <style:text-properties fo:font-variant="normal" fo:text-transform="none" fo:color="#000000" fo:letter-spacing="normal" fo:font-style="normal" fo:font-weight="normal" officeooo:rsid="00243d9c" style:font-weight-asian="normal" style:font-weight-complex="normal"/>
    </style:style>
    <style:style style:name="T29" style:family="text">
      <style:text-properties fo:font-variant="normal" fo:text-transform="none" fo:color="#000000" fo:letter-spacing="normal" fo:font-style="normal" fo:font-weight="normal" officeooo:rsid="0020c3ed" style:font-weight-asian="normal" style:font-weight-complex="normal"/>
    </style:style>
    <style:style style:name="T30" style:family="text">
      <style:text-properties fo:font-variant="normal" fo:text-transform="none" fo:color="#000000" fo:letter-spacing="normal" fo:font-style="normal" fo:font-weight="normal" officeooo:rsid="00223e32" style:font-weight-asian="normal" style:font-weight-complex="normal"/>
    </style:style>
    <style:style style:name="T31" style:family="text">
      <style:text-properties fo:font-variant="normal" fo:text-transform="none" fo:color="#000000" fo:letter-spacing="normal" fo:font-style="normal" fo:font-weight="normal" officeooo:rsid="0024f462" style:font-weight-asian="normal" style:font-weight-complex="normal"/>
    </style:style>
    <style:style style:name="T32" style:family="text">
      <style:text-properties fo:font-variant="normal" fo:text-transform="none" fo:color="#000000" fo:letter-spacing="normal" fo:font-style="normal" fo:font-weight="normal" officeooo:rsid="00457f10" style:font-weight-asian="normal" style:font-weight-complex="normal"/>
    </style:style>
    <style:style style:name="T33" style:family="text">
      <style:text-properties fo:font-variant="normal" fo:text-transform="none" fo:color="#000000" fo:letter-spacing="normal" fo:font-style="normal" fo:font-weight="normal" officeooo:rsid="0020c3ed"/>
    </style:style>
    <style:style style:name="T34" style:family="text">
      <style:text-properties fo:font-variant="normal" fo:text-transform="none" fo:color="#000000" fo:letter-spacing="normal" fo:font-style="normal" fo:font-weight="normal" officeooo:rsid="00223e32"/>
    </style:style>
    <style:style style:name="T35" style:family="text">
      <style:text-properties fo:font-variant="normal" fo:text-transform="none" fo:color="#000000" fo:letter-spacing="normal" fo:font-style="normal" fo:font-weight="normal" officeooo:rsid="00243d9c"/>
    </style:style>
    <style:style style:name="T36" style:family="text">
      <style:text-properties fo:font-variant="normal" fo:text-transform="none" fo:color="#000000" fo:letter-spacing="normal" fo:font-style="normal" fo:font-weight="normal" officeooo:rsid="00254b6d"/>
    </style:style>
    <style:style style:name="T37" style:family="text">
      <style:text-properties fo:font-variant="normal" fo:text-transform="none" fo:color="#000000" fo:letter-spacing="normal" fo:font-style="normal" fo:font-weight="normal" officeooo:rsid="002f514b"/>
    </style:style>
    <style:style style:name="T38" style:family="text">
      <style:text-properties fo:font-variant="normal" fo:text-transform="none" fo:color="#000000" fo:letter-spacing="normal" fo:font-style="normal" fo:font-weight="normal" officeooo:rsid="003c6855"/>
    </style:style>
    <style:style style:name="T39" style:family="text">
      <style:text-properties fo:font-variant="normal" fo:text-transform="none" fo:color="#000000" fo:letter-spacing="normal" fo:font-style="normal" fo:font-weight="normal" officeooo:rsid="003120a7"/>
    </style:style>
    <style:style style:name="T40" style:family="text">
      <style:text-properties fo:font-variant="normal" fo:text-transform="none" fo:color="#000000" fo:letter-spacing="normal" fo:font-style="normal" fo:font-weight="normal" officeooo:rsid="003d28b2"/>
    </style:style>
    <style:style style:name="T41" style:family="text">
      <style:text-properties fo:font-variant="normal" fo:text-transform="none" fo:color="#000000" fo:letter-spacing="normal" fo:font-style="normal" fo:font-weight="normal" officeooo:rsid="0024f9b7" style:font-weight-asian="bold" style:font-weight-complex="bold"/>
    </style:style>
    <style:style style:name="T42" style:family="text">
      <style:text-properties fo:font-variant="normal" fo:text-transform="none" fo:color="#000000" fo:letter-spacing="normal" fo:font-style="normal" fo:font-weight="normal" officeooo:rsid="00254b6d" style:font-weight-asian="bold" style:font-weight-complex="bold"/>
    </style:style>
    <style:style style:name="T43" style:family="text">
      <style:text-properties fo:font-variant="normal" fo:text-transform="none" fo:color="#000000" fo:letter-spacing="normal" fo:font-style="normal" fo:font-weight="normal" officeooo:rsid="002f514b" style:font-weight-asian="bold" style:font-weight-complex="bold"/>
    </style:style>
    <style:style style:name="T44" style:family="text">
      <style:text-properties fo:font-variant="normal" fo:text-transform="none" fo:color="#000000" fo:letter-spacing="normal" fo:font-style="normal" fo:font-weight="normal" officeooo:rsid="00457f10" style:font-weight-asian="bold" style:font-weight-complex="bold"/>
    </style:style>
    <style:style style:name="T45" style:family="text">
      <style:text-properties fo:font-variant="normal" fo:text-transform="none" fo:color="#000000" fo:letter-spacing="normal" fo:font-style="normal" fo:font-weight="normal" officeooo:rsid="004e2477" style:font-weight-asian="bold" style:font-weight-complex="bold"/>
    </style:style>
    <style:style style:name="T46" style:family="text">
      <style:text-properties fo:font-variant="normal" fo:text-transform="none" fo:color="#000000" fo:letter-spacing="normal" fo:font-style="normal" fo:font-weight="normal" officeooo:rsid="004ee2fd" style:font-weight-asian="bold" style:font-weight-complex="bold"/>
    </style:style>
    <style:style style:name="T47" style:family="text">
      <style:text-properties fo:font-variant="normal" fo:text-transform="none" fo:color="#000000" fo:letter-spacing="normal" fo:font-style="normal" fo:font-weight="normal" officeooo:rsid="0054daaf" style:font-weight-asian="bold" style:font-weight-complex="bold"/>
    </style:style>
    <style:style style:name="T48" style:family="text">
      <style:text-properties fo:font-variant="normal" fo:text-transform="none" fo:color="#000000" fo:letter-spacing="normal" fo:font-style="normal" fo:font-weight="normal" officeooo:rsid="0028f814"/>
    </style:style>
    <style:style style:name="T49" style:family="text">
      <style:text-properties fo:font-variant="normal" fo:text-transform="none" fo:color="#000000" fo:letter-spacing="normal" fo:font-style="normal" fo:font-weight="normal" officeooo:rsid="00297c95"/>
    </style:style>
    <style:style style:name="T50" style:family="text">
      <style:text-properties fo:font-variant="normal" fo:text-transform="none" fo:color="#000000" fo:letter-spacing="normal" fo:font-style="normal" fo:font-weight="normal" officeooo:rsid="0045075a"/>
    </style:style>
    <style:style style:name="T51" style:family="text">
      <style:text-properties fo:font-variant="normal" fo:text-transform="none" fo:color="#000000" fo:letter-spacing="normal" fo:font-style="normal" fo:font-weight="normal" officeooo:rsid="004d5e8c"/>
    </style:style>
    <style:style style:name="T52" style:family="text">
      <style:text-properties fo:font-variant="normal" fo:text-transform="none" fo:color="#000000" fo:letter-spacing="normal" fo:font-style="normal" fo:font-weight="normal" officeooo:rsid="004ee2fd"/>
    </style:style>
    <style:style style:name="T53" style:family="text">
      <style:text-properties fo:font-variant="normal" fo:text-transform="none" fo:color="#000000" fo:letter-spacing="normal" fo:font-style="normal" fo:font-weight="normal" officeooo:rsid="00508663"/>
    </style:style>
    <style:style style:name="T54" style:family="text">
      <style:text-properties fo:font-variant="normal" fo:text-transform="none" fo:color="#000000" fo:letter-spacing="normal" fo:font-style="normal" fo:font-weight="normal" officeooo:rsid="005284bf"/>
    </style:style>
    <style:style style:name="T55" style:family="text">
      <style:text-properties fo:font-variant="normal" fo:text-transform="none" fo:color="#000000" fo:letter-spacing="normal" fo:font-style="normal" fo:font-weight="normal" officeooo:rsid="00537a25"/>
    </style:style>
    <style:style style:name="T56" style:family="text">
      <style:text-properties fo:font-variant="normal" fo:text-transform="none" fo:color="#000000" fo:letter-spacing="normal" fo:font-style="normal" fo:font-weight="bold"/>
    </style:style>
    <style:style style:name="T57" style:family="text">
      <style:text-properties fo:font-variant="normal" fo:text-transform="none" fo:color="#000000" fo:letter-spacing="normal" fo:font-style="normal" fo:font-weight="bold" style:font-weight-asian="bold" style:font-weight-complex="bold"/>
    </style:style>
    <style:style style:name="T58" style:family="text">
      <style:text-properties fo:font-variant="normal" fo:text-transform="none" fo:color="#000000" fo:letter-spacing="normal" fo:font-style="normal" fo:font-weight="bold" officeooo:rsid="0024f9b7" style:font-weight-asian="bold" style:font-weight-complex="bold"/>
    </style:style>
    <style:style style:name="T59" style:family="text">
      <style:text-properties fo:font-variant="normal" fo:text-transform="none" fo:color="#000000" fo:letter-spacing="normal" fo:font-style="normal" fo:font-weight="bold" officeooo:rsid="00297c95" style:font-weight-asian="bold" style:font-weight-complex="bold"/>
    </style:style>
    <style:style style:name="T60" style:family="text">
      <style:text-properties fo:font-variant="normal" fo:text-transform="none" fo:color="#000000" fo:letter-spacing="normal" fo:font-weight="normal" style:font-name-asian="Times New Roman" style:font-weight-asian="normal" style:font-name-complex="Times New Roman"/>
    </style:style>
    <style:style style:name="T61" style:family="text">
      <style:text-properties fo:font-variant="normal" fo:text-transform="none" fo:color="#000000" fo:letter-spacing="normal" fo:font-weight="normal" style:font-weight-asian="normal" style:font-name-complex="Times New Roman"/>
    </style:style>
    <style:style style:name="T62" style:family="text">
      <style:text-properties fo:font-variant="normal" fo:text-transform="none" fo:color="#000000" fo:letter-spacing="normal" style:text-underline-style="none" fo:font-weight="normal" style:font-weight-asian="normal" style:font-name-complex="Times New Roman"/>
    </style:style>
    <style:style style:name="T63" style:family="text">
      <style:text-properties fo:font-variant="normal" fo:text-transform="none" fo:color="#000000" fo:letter-spacing="normal" fo:font-weight="bold" style:font-weight-asian="bold" style:font-name-complex="Times New Roman" style:font-weight-complex="bold"/>
    </style:style>
    <style:style style:name="T64" style:family="text">
      <style:text-properties fo:font-variant="normal" fo:text-transform="none" fo:color="#000000" style:text-position="super 58%" fo:letter-spacing="normal" style:text-underline-style="solid" style:text-underline-width="auto" style:text-underline-color="font-color" fo:font-weight="normal" style:font-weight-asian="normal" style:font-name-complex="Times New Roman"/>
    </style:style>
    <style:style style:name="T65" style:family="text">
      <style:text-properties fo:font-variant="normal" fo:text-transform="none" fo:color="#000000" style:text-position="super 58%" fo:letter-spacing="normal" style:text-underline-style="none" fo:font-weight="normal" style:font-weight-asian="normal" style:font-name-complex="Times New Roman"/>
    </style:style>
    <style:style style:name="T66" style:family="text">
      <style:text-properties fo:font-variant="normal" fo:text-transform="none" fo:color="#000000"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67" style:family="text">
      <style:text-properties fo:font-variant="normal" fo:text-transform="none" fo:color="#000000"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68" style:family="text">
      <style:text-properties fo:font-variant="normal" fo:text-transform="none" fo:color="#000000"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69" style:family="text">
      <style:text-properties fo:font-variant="normal" fo:text-transform="none" fo:color="#000000" style:text-position="20% 100%" fo:letter-spacing="normal" style:text-underline-style="none" fo:font-weight="normal" style:font-weight-asian="normal" style:font-name-complex="Times New Roman"/>
    </style:style>
    <style:style style:name="T70"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71" style:family="text">
      <style:text-properties fo:font-variant="normal" fo:text-transform="none" fo:color="#000000"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72" style:family="text">
      <style:text-properties fo:font-variant="normal" fo:text-transform="none" fo:color="#000000"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73" style:family="text">
      <style:text-properties fo:font-variant="normal" fo:text-transform="none" fo:color="#000000"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74" style:family="text">
      <style:text-properties fo:font-variant="normal" fo:text-transform="none" fo:color="#000000"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75" style:family="text">
      <style:text-properties fo:font-variant="normal" fo:text-transform="none" fo:color="#000000"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76" style:family="text">
      <style:text-properties fo:font-variant="normal" fo:text-transform="none" fo:color="#000000" style:font-name="Times New Roman" fo:font-size="12pt" fo:letter-spacing="normal" fo:font-style="normal" fo:font-weight="normal" style:font-size-asian="12pt" style:font-size-complex="12pt"/>
    </style:style>
    <style:style style:name="T77" style:family="text">
      <style:text-properties fo:font-variant="normal" fo:text-transform="none" fo:color="#000000" style:font-name="Times New Roman" fo:font-size="12pt" fo:letter-spacing="normal" fo:font-style="normal" fo:font-weight="normal" officeooo:rsid="003c6855" style:font-size-asian="12pt" style:font-size-complex="12pt"/>
    </style:style>
    <style:style style:name="T78"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79"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80"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81"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82"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83"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84" style:family="text">
      <style:text-properties fo:font-variant="normal" fo:text-transform="none" fo:color="#000000" style:font-name="Times New Roman" fo:font-size="12pt" fo:letter-spacing="normal" fo:font-style="normal" fo:font-weight="normal" officeooo:rsid="003120a7" style:font-size-asian="12pt" style:font-size-complex="12pt"/>
    </style:style>
    <style:style style:name="T85"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86"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87"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88"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89"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90"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91"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92" style:family="text">
      <style:text-properties fo:font-variant="normal" fo:text-transform="none" fo:color="#000000" style:font-name="Times New Roman" fo:font-size="12pt" fo:letter-spacing="normal" fo:font-style="normal" fo:font-weight="normal" officeooo:rsid="00537a25" style:font-size-asian="12pt" style:font-size-complex="12pt"/>
    </style:style>
    <style:style style:name="T93" style:family="text">
      <style:text-properties fo:font-variant="normal" fo:text-transform="none" fo:color="#000000" style:font-name="Times New Roman" fo:font-size="12pt" fo:letter-spacing="normal" fo:font-style="normal" fo:font-weight="normal" officeooo:rsid="00550c4d" style:font-size-asian="12pt" style:font-size-complex="12pt"/>
    </style:style>
    <style:style style:name="T94" style:family="text">
      <style:text-properties fo:font-variant="normal" fo:text-transform="none" fo:color="#000000" style:font-name="Times New Roman" fo:font-size="12pt" fo:letter-spacing="normal" fo:font-style="normal" fo:font-weight="normal" officeooo:rsid="00574c9d" style:font-size-asian="12pt" style:font-size-complex="12pt"/>
    </style:style>
    <style:style style:name="T95"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96"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97"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98" style:family="text">
      <style:text-properties fo:font-variant="normal" fo:text-transform="none" fo:color="#000000" style:font-name="Times New Roman" fo:font-size="12pt" fo:letter-spacing="normal" fo:font-style="normal" fo:font-weight="normal" officeooo:rsid="0054816d" style:font-size-asian="12pt" style:font-weight-asian="normal" style:font-size-complex="12pt" style:font-weight-complex="normal"/>
    </style:style>
    <style:style style:name="T99" style:family="text">
      <style:text-properties fo:font-variant="normal" fo:text-transform="none" fo:color="#000000" style:font-name="Times New Roman" fo:font-size="12pt" fo:letter-spacing="normal" fo:font-style="normal" fo:font-weight="normal" officeooo:rsid="003a7e68" style:font-size-asian="12pt" style:font-weight-asian="normal" style:font-size-complex="12pt" style:font-weight-complex="normal"/>
    </style:style>
    <style:style style:name="T100"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101"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102" style:family="text">
      <style:text-properties fo:font-variant="normal" fo:text-transform="none" fo:color="#000000"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103"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04"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05" style:family="text">
      <style:text-properties fo:font-variant="normal" fo:text-transform="none" fo:color="#000000"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106" style:family="text">
      <style:text-properties fo:font-variant="normal" fo:text-transform="none" fo:color="#000000"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107" style:family="text">
      <style:text-properties fo:font-variant="normal" fo:text-transform="none" fo:color="#000000"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108"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109"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1" style:family="text">
      <style:text-properties fo:font-variant="normal" fo:text-transform="none" fo:color="#000000" fo:font-size="12pt" fo:letter-spacing="normal" fo:font-style="normal" fo:font-weight="normal" officeooo:rsid="00571ede" style:font-size-asian="12pt" style:font-weight-asian="normal" style:font-size-complex="12pt" style:font-weight-complex="normal"/>
    </style:style>
    <style:style style:name="T112" style:family="text">
      <style:text-properties fo:font-variant="normal" fo:text-transform="none" fo:color="#cc0066" style:font-name="Times New Roman1" fo:font-size="14pt" fo:letter-spacing="normal" fo:font-style="normal" fo:font-weight="normal"/>
    </style:style>
    <style:style style:name="T113" style:family="text">
      <style:text-properties fo:font-variant="normal" fo:text-transform="none" fo:color="#cc0066" style:font-name="Times New Roman1" fo:font-size="12pt" fo:letter-spacing="normal" fo:font-style="normal" fo:font-weight="normal" style:font-size-asian="12pt" style:font-size-complex="12pt"/>
    </style:style>
    <style:style style:name="T114" style:family="text">
      <style:text-properties fo:font-variant="normal" fo:text-transform="none" fo:color="#cc0066" style:font-name="Times New Roman" fo:font-size="12pt" fo:letter-spacing="normal" fo:font-style="normal" fo:font-weight="normal" style:font-size-asian="12pt" style:font-size-complex="12pt"/>
    </style:style>
    <style:style style:name="T115" style:family="text">
      <style:text-properties fo:font-variant="normal" fo:text-transform="none" fo:color="#cc0066" style:font-name="Times New Roman" fo:font-size="12pt" fo:letter-spacing="normal" fo:font-style="normal" fo:font-weight="normal" officeooo:rsid="00457f10" style:font-size-asian="12pt" style:font-size-complex="12pt"/>
    </style:style>
    <style:style style:name="T116" style:family="text">
      <style:text-properties fo:font-variant="normal" fo:text-transform="none" fo:letter-spacing="normal" fo:font-style="normal" fo:font-weight="bold"/>
    </style:style>
    <style:style style:name="T117" style:family="text">
      <style:text-properties fo:font-variant="normal" fo:text-transform="none" fo:letter-spacing="normal" fo:font-style="normal" fo:font-weight="bold" style:font-weight-asian="bold" style:font-weight-complex="bold"/>
    </style:style>
    <style:style style:name="T118" style:family="text">
      <style:text-properties fo:font-variant="normal" fo:text-transform="none" fo:letter-spacing="normal" fo:font-style="normal" fo:font-weight="normal"/>
    </style:style>
    <style:style style:name="T119" style:family="text">
      <style:text-properties fo:font-variant="normal" fo:text-transform="none" fo:letter-spacing="normal" fo:font-style="normal" fo:font-weight="normal" officeooo:rsid="0020e2e7"/>
    </style:style>
    <style:style style:name="T120" style:family="text">
      <style:text-properties fo:font-variant="normal" fo:text-transform="none" fo:letter-spacing="normal" fo:font-style="normal" fo:font-weight="normal" officeooo:rsid="0020c3ed"/>
    </style:style>
    <style:style style:name="T121" style:family="text">
      <style:text-properties fo:font-variant="normal" fo:text-transform="none" fo:letter-spacing="normal" fo:font-style="normal" fo:font-weight="normal" officeooo:rsid="0045075a"/>
    </style:style>
    <style:style style:name="T122" style:family="text">
      <style:text-properties fo:font-variant="normal" fo:text-transform="none" fo:letter-spacing="normal" fo:font-style="normal" fo:font-weight="normal" officeooo:rsid="00571ede"/>
    </style:style>
    <style:style style:name="T123"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24" style:family="text">
      <style:text-properties fo:font-weight="bold" style:font-weight-asian="bold" style:font-weight-complex="bold"/>
    </style:style>
    <style:style style:name="T125" style:family="text">
      <style:text-properties fo:font-weight="bold" officeooo:rsid="001fec1f" style:font-weight-asian="bold" style:font-weight-complex="bold"/>
    </style:style>
    <style:style style:name="T126" style:family="text">
      <style:text-properties fo:font-weight="bold" officeooo:rsid="0024f9b7" style:font-weight-asian="bold" style:font-weight-complex="bold"/>
    </style:style>
    <style:style style:name="T127" style:family="text">
      <style:text-properties fo:font-weight="bold" officeooo:rsid="0026a5b9" style:font-weight-asian="bold" style:font-weight-complex="bold"/>
    </style:style>
    <style:style style:name="T128" style:family="text">
      <style:text-properties fo:font-weight="bold" officeooo:rsid="002ed48f" style:font-weight-asian="bold" style:font-weight-complex="bold"/>
    </style:style>
    <style:style style:name="T129" style:family="text">
      <style:text-properties fo:font-weight="bold" officeooo:rsid="003a7e68" style:font-weight-asian="bold" style:font-weight-complex="bold"/>
    </style:style>
    <style:style style:name="T130" style:family="text">
      <style:text-properties fo:font-weight="bold" officeooo:rsid="00457f10" style:font-weight-asian="bold" style:font-weight-complex="bold"/>
    </style:style>
    <style:style style:name="T131" style:family="text">
      <style:text-properties fo:font-weight="bold" officeooo:rsid="004d5e8c" style:font-weight-asian="bold" style:font-weight-complex="bold"/>
    </style:style>
    <style:style style:name="T132" style:family="text">
      <style:text-properties fo:color="#cc0066"/>
    </style:style>
    <style:style style:name="T133" style:family="text">
      <style:text-properties fo:color="#cc0066" style:font-name="Times New Roman1" fo:font-size="22pt" fo:font-style="normal" fo:font-weight="bold" style:font-size-asian="22pt" style:font-weight-asian="bold" style:font-size-complex="22pt" style:font-weight-complex="bold"/>
    </style:style>
    <style:style style:name="T134" style:family="text">
      <style:text-properties fo:color="#cc0066" fo:font-weight="bold" officeooo:rsid="00288371" style:font-weight-asian="bold" style:font-weight-complex="bold"/>
    </style:style>
    <style:style style:name="T135" style:family="text">
      <style:text-properties style:font-weight-asian="bold" style:font-weight-complex="bold"/>
    </style:style>
    <style:style style:name="T136" style:family="text">
      <style:text-properties officeooo:rsid="004e2477" style:font-weight-asian="bold" style:font-weight-complex="bold"/>
    </style:style>
    <style:style style:name="T137" style:family="text">
      <style:text-properties officeooo:rsid="0027a089"/>
    </style:style>
    <style:style style:name="T138" style:family="text">
      <style:text-properties officeooo:rsid="00288371"/>
    </style:style>
    <style:style style:name="T139" style:family="text">
      <style:text-properties officeooo:rsid="0028f814"/>
    </style:style>
    <style:style style:name="T140" style:family="text">
      <style:text-properties officeooo:rsid="002cba3b"/>
    </style:style>
    <style:style style:name="T141" style:family="text">
      <style:text-properties fo:color="#000000"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142" style:family="text">
      <style:text-properties fo:color="#000000"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143" style:family="text">
      <style:text-properties style:font-name="Times New Roman" fo:font-size="12pt" fo:font-style="italic" style:font-size-asian="12pt" style:font-style-asian="italic" style:font-size-complex="12pt" style:font-style-complex="italic"/>
    </style:style>
    <style:style style:name="T144" style:family="text">
      <style:text-properties officeooo:rsid="002dacd0"/>
    </style:style>
    <style:style style:name="T145" style:family="text">
      <style:text-properties fo:font-weight="normal" style:font-size-asian="12pt" style:font-weight-asian="bold" style:font-size-complex="12pt" style:font-weight-complex="bold"/>
    </style:style>
    <style:style style:name="T146" style:family="text">
      <style:text-properties fo:font-weight="normal" officeooo:rsid="004bab06" style:font-size-asian="12pt" style:font-weight-asian="bold" style:font-size-complex="12pt" style:font-weight-complex="bold"/>
    </style:style>
    <style:style style:name="T147" style:family="text">
      <style:text-properties fo:font-weight="normal" style:font-size-asian="12pt" style:font-size-complex="12pt"/>
    </style:style>
    <style:style style:name="T148" style:family="text">
      <style:text-properties fo:font-weight="normal" officeooo:rsid="002ec3f6" style:font-size-asian="12pt" style:font-size-complex="12pt"/>
    </style:style>
    <style:style style:name="T149" style:family="text">
      <style:text-properties fo:font-weight="normal" officeooo:rsid="004bab06" style:font-size-asian="12pt" style:font-size-complex="12pt"/>
    </style:style>
    <style:style style:name="T150" style:family="text">
      <style:text-properties officeooo:rsid="002ed48f"/>
    </style:style>
    <style:style style:name="T151" style:family="text">
      <style:text-properties officeooo:rsid="003a7e68"/>
    </style:style>
    <style:style style:name="T152" style:family="text">
      <style:text-properties officeooo:rsid="003d28b2"/>
    </style:style>
    <style:style style:name="T153" style:family="text">
      <style:text-properties officeooo:rsid="003e3c9a"/>
    </style:style>
    <style:style style:name="T154" style:family="text">
      <style:text-properties fo:font-size="12pt" style:font-size-asian="12pt" style:font-size-complex="12pt"/>
    </style:style>
    <style:style style:name="T155" style:family="text">
      <style:text-properties style:font-size-asian="12pt" style:font-weight-asian="bold" style:font-size-complex="12pt" style:font-weight-complex="bold"/>
    </style:style>
    <style:style style:name="T156" style:family="text">
      <style:text-properties officeooo:rsid="002cba3b" style:font-size-asian="12pt" style:font-weight-asian="bold" style:font-size-complex="12pt" style:font-weight-complex="bold"/>
    </style:style>
    <style:style style:name="T157" style:family="text">
      <style:text-properties officeooo:rsid="0049d5a2" style:font-size-asian="12pt" style:font-weight-asian="bold" style:font-size-complex="12pt" style:font-weight-complex="bold"/>
    </style:style>
    <style:style style:name="T158" style:family="text">
      <style:text-properties officeooo:rsid="004bab06" style:font-size-asian="12pt" style:font-weight-asian="bold" style:font-size-complex="12pt" style:font-weight-complex="bold"/>
    </style:style>
    <style:style style:name="T159" style:family="text">
      <style:text-properties officeooo:rsid="00484b95"/>
    </style:style>
    <style:style style:name="T160" style:family="text">
      <style:text-properties officeooo:rsid="0049d5a2"/>
    </style:style>
    <style:style style:name="T161" style:family="text">
      <style:text-properties fo:font-variant="small-caps" style:text-position="super 58%" style:text-underline-style="none" fo:font-weight="bold" officeooo:rsid="004bab06" style:font-size-asian="12pt" style:font-weight-asian="bold" style:font-size-complex="9pt" style:font-weight-complex="bold"/>
    </style:style>
    <style:style style:name="T162" style:family="text">
      <style:text-properties fo:font-variant="small-caps" style:text-position="super 58%" fo:font-size="14pt" style:text-underline-style="none" fo:font-weight="bold" officeooo:rsid="004bab06" style:font-size-asian="14pt" style:font-weight-asian="bold" style:font-size-complex="14pt" style:font-weight-complex="bold"/>
    </style:style>
    <style:style style:name="T163" style:family="text">
      <style:text-properties officeooo:rsid="004d5e8c"/>
    </style:style>
    <style:style style:name="T164" style:family="text">
      <style:text-properties officeooo:rsid="0054816d"/>
    </style:style>
    <style:style style:name="T165" style:family="text">
      <style:text-properties fo:font-style="italic" style:font-style-asian="italic" style:font-style-complex="italic"/>
    </style:style>
    <style:style style:name="T166" style:family="text">
      <style:text-properties fo:font-style="italic" style:text-underline-style="none" officeooo:rsid="0054816d" style:font-style-asian="italic" style:font-style-complex="italic" style:font-weight-complex="normal"/>
    </style:style>
    <style:style style:name="T167" style:family="text">
      <style:text-properties officeooo:rsid="00548af2"/>
    </style:style>
    <style:style style:name="T168" style:family="text">
      <style:text-properties style:font-weight-asian="normal" style:font-weight-complex="normal"/>
    </style:style>
    <style:style style:name="T169" style:family="text">
      <style:text-properties officeooo:rsid="00550c4d" style:font-weight-asian="normal" style:font-weight-complex="normal"/>
    </style:style>
    <style:style style:name="T170" style:family="text">
      <style:text-properties style:font-name-complex="Times New Roman"/>
    </style:style>
    <style:style style:name="T171" style:family="text">
      <style:text-properties officeooo:rsid="0055a76d"/>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MINISTÉRIO DA ECONOMIA</text:p>
      <text:p text:style-name="P38">SECRETARIA DE COORDENAÇÃO E GOVERNANÇA DO PATRIMÔNIO DA UNIÃO</text:p>
      <text:p text:style-name="P42">Superintendência do Patrimônio da União em Santa Catarina</text:p>
      <text:p text:style-name="P13"><text:span text:style-name="Strong_20_Emphasis"><text:span text:style-name="T1">Praça XV de novembro, 336, CENTRO, FLORIANÓPOLIS/SC, CEP 88010-40</text:span></text:span><text:span text:style-name="Strong_20_Emphasis"><text:span text:style-name="T5">0, FONE (48) 3251-8200</text:span></text:span></text:p>
      <text:p text:style-name="P13"><text:span text:style-name="Strong_20_Emphasis"><text:span text:style-name="T133">MINUTA</text:span></text:span></text:p>
      <text:p text:style-name="P44">ATA DE REUNIÃO <text:s/></text:p>
      <text:p text:style-name="P44"/>
      <text:p text:style-name="P8"><text:span text:style-name="Strong_20_Emphasis"><text:span text:style-name="T17">Local:</text:span></text:span><text:span text:style-name="Strong_20_Emphasis"><text:span text:style-name="T14"> Sede da SPU/SC</text:span></text:span></text:p>
      <text:p text:style-name="P8"><text:span text:style-name="Strong_20_Emphasis"><text:span text:style-name="T17">Data:</text:span></text:span><text:span text:style-name="Strong_20_Emphasis"><text:span text:style-name="T14"> <text:s/>..</text:span></text:span><text:span text:style-name="T14">/11/2019</text:span></text:p>
      <text:p text:style-name="P4"><text:span text:style-name="Strong_20_Emphasis"><text:span text:style-name="T6">Hora:</text:span></text:span><text:span text:style-name="Strong_20_Emphasis"><text:span text:style-name="T7"> <text:s/>… </text:span></text:span><text:span text:style-name="T7">min</text:span></text:p>
      <text:p text:style-name="P5"><text:span text:style-name="T2">I-</text:span><text:span text:style-name="T3">INTERESSADOS</text:span><text:span text:style-name="T1">:</text:span><text:span text:style-name="T4"> Município de Florianópolis e SPU/SC</text:span></text:p>
      <text:p text:style-name="P7"><text:span text:style-name="Strong_20_Emphasis"><text:span text:style-name="T18">II</text:span></text:span><text:span text:style-name="Strong_20_Emphasis"><text:span text:style-name="T19">-</text:span></text:span><text:span text:style-name="Strong_20_Emphasis"><text:span text:style-name="T17">A</text:span></text:span><text:span text:style-name="Strong_20_Emphasis"><text:span text:style-name="T19">SSUNTO</text:span></text:span><text:span text:style-name="T17">:</text:span><text:span text:style-name="T14"> </text:span><text:span text:style-name="T17">Projeto Piloto de Descentralização e Modernização Administrativa</text:span><text:span text:style-name="T14">, visando </text:span><text:span text:style-name="T16">a</text:span><text:span text:style-name="T14"> re</text:span><text:span text:style-name="Strong_20_Emphasis"><text:span text:style-name="T14">gulamentação de procedimentos entre as instituições </text:span></text:span><text:span text:style-name="Strong_20_Emphasis"><text:span text:style-name="T16">e </text:span></text:span><text:span text:style-name="Strong_20_Emphasis"><text:span text:style-name="T14">regularização de ranchos, para pescadores artesanais/profissionais de </text:span></text:span><text:span text:style-name="Strong_20_Emphasis"><text:span text:style-name="T113">C</text:span></text:span><text:span text:style-name="Strong_20_Emphasis"><text:span text:style-name="T14">omunidades </text:span></text:span><text:span text:style-name="Strong_20_Emphasis"><text:span text:style-name="T113">T</text:span></text:span><text:span text:style-name="Strong_20_Emphasis"><text:span text:style-name="T14">radicionais em Santa Catarina, </text:span></text:span><text:span text:style-name="Strong_20_Emphasis"><text:span text:style-name="T15">de uso sustentável, </text:span></text:span><text:span text:style-name="Strong_20_Emphasis"><text:span text:style-name="T14">com anuência do Município de Florianópolis.</text:span></text:span></text:p>
      <text:p text:style-name="P7"><text:span text:style-name="Strong_20_Emphasis"><text:span text:style-name="T17"/></text:span></text:p>
      <text:p text:style-name="P7"><text:span text:style-name="Strong_20_Emphasis"><text:span text:style-name="T18">III</text:span></text:span><text:span text:style-name="Strong_20_Emphasis"><text:span text:style-name="T19">-</text:span></text:span><text:span text:style-name="Strong_20_Emphasis"><text:span text:style-name="T17">P</text:span></text:span><text:span text:style-name="Strong_20_Emphasis"><text:span text:style-name="T19">ARTICIPANTES</text:span></text:span><text:span text:style-name="Strong_20_Emphasis"><text:span text:style-name="T17">:</text:spa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9">Adriano Roberto Weickert</text:p>
          </table:table-cell>
          <table:table-cell table:style-name="Tabela2.A1" office:value-type="string">
            <text:p text:style-name="P1"><text:span text:style-name="Strong_20_Emphasis"><text:span text:style-name="T25">SMPMA</text:span></text:span></text:p>
          </table:table-cell>
          <table:table-cell table:style-name="Tabela2.A1" office:value-type="string">
            <text:p text:style-name="P49">adrianoweickert@gmail.com</text:p>
          </table:table-cell>
          <table:table-cell table:style-name="Tabela2.D1" office:value-type="string">
            <text:p text:style-name="P49">48 3952-7010</text:p>
          </table:table-cell>
        </table:table-row>
        <table:table-row>
          <table:table-cell table:style-name="Tabela2.A2" office:value-type="string">
            <text:p text:style-name="P49">Fernanda Santos Amorim</text:p>
          </table:table-cell>
          <table:table-cell table:style-name="Tabela2.A2" office:value-type="string">
            <text:p text:style-name="P1"><text:span text:style-name="Strong_20_Emphasis"><text:span text:style-name="T25">SMPMA</text:span></text:span></text:p>
          </table:table-cell>
          <table:table-cell table:style-name="Tabela2.A2" office:value-type="string">
            <text:p text:style-name="P49">fernanda.smttde@pmf.sc.gov.br</text:p>
          </table:table-cell>
          <table:table-cell table:style-name="Tabela2.D2" office:value-type="string">
            <text:p text:style-name="P49">48 3952-7010</text:p>
          </table:table-cell>
        </table:table-row>
        <table:table-row>
          <table:table-cell table:style-name="Tabela2.A2" office:value-type="string">
            <text:p text:style-name="P49">Humberto Pereira de Almeida</text:p>
          </table:table-cell>
          <table:table-cell table:style-name="Tabela2.A2" office:value-type="string">
            <text:p text:style-name="P51">SPU/SC</text:p>
          </table:table-cell>
          <table:table-cell table:style-name="Tabela2.A2" office:value-type="string">
            <text:p text:style-name="P49">humberto.almeida@planejamento.gov.br</text:p>
          </table:table-cell>
          <table:table-cell table:style-name="Tabela2.D2" office:value-type="string">
            <text:p text:style-name="P49">48 3251-8215</text:p>
          </table:table-cell>
        </table:table-row>
        <table:table-row>
          <table:table-cell table:style-name="Tabela2.A2" office:value-type="string">
            <text:p text:style-name="P49">Rosely Maria Azevedo</text:p>
          </table:table-cell>
          <table:table-cell table:style-name="Tabela2.A2" office:value-type="string">
            <text:p text:style-name="P49">SPU/SC</text:p>
          </table:table-cell>
          <table:table-cell table:style-name="Tabela2.A2" office:value-type="string">
            <text:p text:style-name="P49">rosely.azevedo@planejamento.gov.br</text:p>
          </table:table-cell>
          <table:table-cell table:style-name="Tabela2.D2" office:value-type="string">
            <text:p text:style-name="P49">48 3251-8216</text:p>
          </table:table-cell>
        </table:table-row>
        <table:table-row>
          <table:table-cell table:style-name="Tabela2.A2" office:value-type="string">
            <text:p text:style-name="P49">Alexandre Pandino Azevedo</text:p>
          </table:table-cell>
          <table:table-cell table:style-name="Tabela2.A2" office:value-type="string">
            <text:p text:style-name="P49">SPU/SC</text:p>
          </table:table-cell>
          <table:table-cell table:style-name="Tabela2.A2" office:value-type="string">
            <text:p text:style-name="P49"/>
          </table:table-cell>
          <table:table-cell table:style-name="Tabela2.D2" office:value-type="string">
            <text:p text:style-name="P49"/>
          </table:table-cell>
        </table:table-row>
      </table:table>
      <text:p text:style-name="P7"><text:span text:style-name="Strong_20_Emphasis"><text:span text:style-name="T11">SPU/SC </text:span></text:span><text:span text:style-name="Strong_20_Emphasis"><text:span text:style-name="T9">– Superintendência do Patrimônio da União em Santa Catarina.</text:span></text:span></text:p>
      <text:p text:style-name="P12"><text:span text:style-name="Strong_20_Emphasis"><text:span text:style-name="T11">SMPMA </text:span></text:span><text:span text:style-name="Strong_20_Emphasis"><text:span text:style-name="T9">– Superintendência </text:span></text:span><text:span text:style-name="Strong_20_Emphasis"><text:span text:style-name="T10">Municipal </text:span></text:span><text:span text:style-name="Strong_20_Emphasis"><text:span text:style-name="T9">de Pesca, Maricultura e Agricultura</text:span></text:span></text:p>
      <text:p text:style-name="P10"><text:span text:style-name="Strong_20_Emphasis"><text:span text:style-name="T12"/></text:span></text:p>
      <text:p text:style-name="P11"><text:span text:style-name="Strong_20_Emphasis"><text:span text:style-name="T21">I</text:span></text:span><text:span text:style-name="Strong_20_Emphasis"><text:span text:style-name="T22">V-FOTO</text:span></text:span><text:span text:style-name="Strong_20_Emphasis"><text:span text:style-name="T24">S</text:span></text:span><text:span text:style-name="Strong_20_Emphasis"><text:span text:style-name="T22"> DOS PARTICIPANTES</text:span></text:span><text:span text:style-name="Strong_20_Emphasis"><text:span text:style-name="T23">:</text:span></text:span></text:p>
      <table:table table:name="Tabela1" table:style-name="Tabela1">
        <table:table-column table:style-name="Tabela1.A"/>
        <table:table-column table:style-name="Tabela1.B"/>
        <table:table-row>
          <table:table-cell table:style-name="Tabela1.A1" office:value-type="string">
            <text:p text:style-name="P50"/>
            <text:p text:style-name="P50"/>
            <text:p text:style-name="P50"/>
            <text:p text:style-name="P50"/>
            <text:p text:style-name="P50"/>
            <text:p text:style-name="P50"/>
            <text:p text:style-name="P50"/>
            <text:p text:style-name="P50"/>
            <text:p text:style-name="P50"/>
            <text:p text:style-name="P50"/>
            <text:p text:style-name="P50"/>
            <text:p text:style-name="P50"/>
          </table:table-cell>
          <table:table-cell table:style-name="Tabela1.B1" office:value-type="string">
            <text:p text:style-name="P50"/>
          </table:table-cell>
        </table:table-row>
      </table:table>
      <text:p text:style-name="P11"><text:soft-page-break/><text:span text:style-name="Strong_20_Emphasis"><text:span text:style-name="T20"><text:s/></text:span></text:span><text:span text:style-name="Strong_20_Emphasis"><text:span text:style-name="T22">V-SEMINÁRIO</text:span></text:span><text:span text:style-name="Strong_20_Emphasis"><text:span text:style-name="T20">:</text:span></text:span></text:p>
      <text:p text:style-name="P10"><text:span text:style-name="Strong_20_Emphasis"><text:span text:style-name="T13"/></text:span></text:p>
      <text:p text:style-name="P14"><text:span text:style-name="Strong_20_Emphasis"><text:span text:style-name="T76">A SPU/SC realizou o </text:span></text:span><text:span text:style-name="Strong_20_Emphasis"><text:span text:style-name="T77">P</text:span></text:span><text:span text:style-name="Strong_20_Emphasis"><text:span text:style-name="T95">RIMEIRO SEMINÁRIO INSTITUCIONAL SOBRE A REGULARIZAÇÃO DE RANCHOS DE PESCA EM SANTA CATARINA</text:span></text:span><text:span text:style-name="Strong_20_Emphasis"><text:span text:style-name="T76">, </text:span></text:span><text:span text:style-name="Strong_20_Emphasis"><text:span text:style-name="T78">de acordo com o </text:span></text:span><text:span text:style-name="Strong_20_Emphasis"><text:span text:style-name="T76">Ofício-Circular nº 01/2019 </text:span></text:span><text:span text:style-name="Strong_20_Emphasis"><text:span text:style-name="T79">e </text:span></text:span><text:span text:style-name="Strong_20_Emphasis"><text:span text:style-name="T76">Programação do Evento, </text:span></text:span><text:span text:style-name="Strong_20_Emphasis"><text:span text:style-name="T78">conforme</text:span></text:span><text:span text:style-name="Strong_20_Emphasis"><text:span text:style-name="T76"> processo </text:span></text:span><text:span text:style-name="Strong_20_Emphasis"><text:span text:style-name="T78">SEI/ME</text:span></text:span><text:span text:style-name="Strong_20_Emphasis"><text:span text:style-name="T76"> nº 10154.104557/2019-37, para fins de articulação, orientação e regulamentação quanto aos procedimentos de regularização de rancho, para pescadores artesanais/profissionais de </text:span></text:span><text:span text:style-name="Strong_20_Emphasis"><text:span text:style-name="T114">Comunidades Tradicionais</text:span></text:span><text:span text:style-name="Strong_20_Emphasis"><text:span text:style-name="T76"> em Santa Catarina, </text:span></text:span><text:span text:style-name="Strong_20_Emphasis"><text:span text:style-name="T79">de forma sustentável, </text:span></text:span><text:span text:style-name="Strong_20_Emphasis"><text:span text:style-name="T76">para a emissão do </text:span></text:span><text:span text:style-name="Strong_20_Emphasis"><text:span text:style-name="T103">Termo de Autorização de Uso Sustentável – TAUS.</text:span></text:span></text:p>
      <text:p text:style-name="P14"><text:span text:style-name="Strong_20_Emphasis"><text:span text:style-name="T100">Para a emissão do referido T</text:span></text:span><text:span text:style-name="Strong_20_Emphasis"><text:span text:style-name="T96">AUS, o pescador </text:span></text:span><text:span text:style-name="Strong_20_Emphasis"><text:span text:style-name="T97">deve se </text:span></text:span><text:span text:style-name="Strong_20_Emphasis"><text:span text:style-name="T96">dirigir a diversos órgãos, para posteriormente pleitear a regularização junto à SPU/SC, observando o que segue:</text:span></text:span></text:p>
      <text:list xml:id="list2158153438772580643" text:style-name="L1">
        <text:list-item>
          <text:p text:style-name="P52"><text:span text:style-name="T116">Município </text:span><text:span text:style-name="T118">– Descentralização dos encaminhamentos, </text:span><text:span text:style-name="T119">visando facilitar a </text:span><text:span text:style-name="T118">vida dos pescadores, </text:span><text:span text:style-name="T120">com a</text:span><text:span text:style-name="T118">nuência do município, </text:span><text:span text:style-name="T120">para </text:span><text:span text:style-name="T118">a identificação </text:span><text:span text:style-name="T120">e caracterização </text:span><text:span text:style-name="T118">das comunidades tradicionais, </text:span><text:span text:style-name="T120">bem como, </text:span><text:span text:style-name="T118">manifestação quanto </text:span><text:span text:style-name="T120">ao </text:span><text:span text:style-name="T118">uso do solo, de acordo com o </text:span><text:span text:style-name="T121">P</text:span><text:span text:style-name="T118">lano </text:span><text:span text:style-name="T121">D</text:span><text:span text:style-name="T118">iretor </text:span><text:span text:style-name="T121">M</text:span><text:span text:style-name="T118">unicipal </text:span><text:span text:style-name="T120">e </text:span><text:span text:style-name="T121">A</text:span><text:span text:style-name="T120">mbiental</text:span><text:span text:style-name="T118">;</text:span></text:p>
        </text:list-item>
        <text:list-item>
          <text:p text:style-name="P53"><text:span text:style-name="T56">Ministério da Agricultura </text:span><text:span text:style-name="T26">– Responsável pel</text:span><text:span text:style-name="T34">a expedição d</text:span><text:span text:style-name="T35">o </text:span><text:span text:style-name="T27">Registro </text:span><text:span text:style-name="T28">de Pescador Profissional</text:span><text:span text:style-name="T27"> </text:span><text:span text:style-name="T29">e Inscrição da Embarcação</text:span><text:span text:style-name="T27">;</text:span></text:p>
        </text:list-item>
        <text:list-item>
          <text:p text:style-name="P53"><text:span text:style-name="T56">Capitania dos Portos </text:span><text:span text:style-name="T26">– Responsável pela emissão da </text:span><text:span text:style-name="T27">CIR – Caderneta de Inscrição </text:span><text:span text:style-name="T30">e Registro </text:span><text:span text:style-name="T31">(Carteira POP)</text:span><text:span text:style-name="T27"> </text:span><text:span text:style-name="T30">e</text:span><text:span text:style-name="T29"> </text:span><text:span text:style-name="T27">TIE – </text:span><text:span text:style-name="T29">Título</text:span><text:span text:style-name="T27"> de Inscrição de Embarcação;</text:span></text:p>
        </text:list-item>
        <text:list-item>
          <text:p text:style-name="P53"><text:span text:style-name="T56">Receita Federal do Brasil </text:span><text:span text:style-name="T26">– Cadastro Específico do INSS – CEI;</text:span></text:p>
        </text:list-item>
        <text:list-item>
          <text:p text:style-name="P53"><text:span text:style-name="T56">Previdência Social </text:span><text:span text:style-name="T26">– Cadastro Nacional de Informações Sociais – CNIS;</text:span></text:p>
        </text:list-item>
        <text:list-item>
          <text:p text:style-name="P53"><text:span text:style-name="T56">Banco do Brasil </text:span><text:span text:style-name="T26">– Comprovação </text:span><text:span text:style-name="T33">de renda </text:span><text:span text:style-name="T26">por meio do PASEP, se é servidor público ou não;</text:span></text:p>
        </text:list-item>
        <text:list-item>
          <text:p text:style-name="P53"><text:span text:style-name="T56">ICMBIO </text:span><text:span text:style-name="T26">– Licença Ambiental;</text:span></text:p>
        </text:list-item>
        <text:list-item>
          <text:p text:style-name="P53"><text:span text:style-name="T56">EPAGRI </text:span><text:span text:style-name="T26">– Apoio ao pescador na</text:span><text:span text:style-name="T50"> </text:span><text:span text:style-name="T26">elaboraç</text:span><text:span text:style-name="T50">ão da </text:span><text:span text:style-name="T26">planta </text:span><text:span text:style-name="T50">e </text:span><text:span text:style-name="T26">memorial descritivo da área;</text:span></text:p>
        </text:list-item>
        <text:list-item>
          <text:p text:style-name="P53"><text:span text:style-name="T56">FECAM </text:span><text:span text:style-name="T26">– Apoio </text:span><text:span text:style-name="T33">quanto ao desenvolvimento de um sistema eletrônico, para facilitar o atendimento aos pescadores, Município e SPU/</text:span><text:span text:style-name="T26">SC; e,</text:span></text:p>
        </text:list-item>
        <text:list-item>
          <text:p text:style-name="P53"><text:span text:style-name="T57">Ministério Público Federal </text:span><text:span text:style-name="T26">– Realizar trabalho integrado entre SPU e </text:span><text:span text:style-name="T50">m</text:span><text:span text:style-name="T26">unicípios, visando </text:span><text:span text:style-name="T51">a </text:span><text:span text:style-name="T26">apresentação de um cronograma de atendimento, por região, evitando assim, demandas pontuais que cons</text:span><text:span text:style-name="T51">tituem a</text:span><text:span text:style-name="T26"> maior parte</text:span><text:span text:style-name="T51"> das demandas de </text:span><text:span text:style-name="T26">fiscalização;</text:span></text:p>
        </text:list-item>
      </text:list>
      <text:list xml:id="list7916023213250603357" text:style-name="L2">
        <text:list-header>
          <text:p text:style-name="P54"/>
        </text:list-header>
      </text:list>
      <text:p text:style-name="P24"><text:span text:style-name="T151">V</text:span>I-UNIFICAÇÃO DE AÇÕES ENTRE ÓRGÃOS PÚBLICO<text:span text:style-name="T150">S</text:span>:</text:p>
      <text:p text:style-name="P28"><text:span text:style-name="T163">Através do </text:span>Primeiro Seminário Institucional do Litoral Catarinense, com a participação dos órgãos envolvidos, exceto <text:span text:style-name="T163">o </text:span>Banco do Brasil e <text:span text:style-name="T163">o </text:span>Ministério Público Federal, foi possível apresentar a legislação inerente e os instrumentos necessários <text:span text:style-name="T163">para a </text:span>regularização de rancho <text:span text:style-name="T163">de pesca</text:span>, <text:span text:style-name="T163">visando </text:span><text:s/>atender os pescadores de <text:span text:style-name="T132">Comunidades Tradicionais.</text:span></text:p>
      <text:p text:style-name="P28"><text:span text:style-name="T163">O </text:span>uso do solo <text:span text:style-name="T163">deverá estar de acordo c</text:span>om o Plano Diretor Municipal <text:span text:style-name="T163">e Ambiental,</text:span> <text:span text:style-name="T131">observando o cunho </text:span><text:span text:style-name="T124">social </text:span><text:span text:style-name="T131">e</text:span><text:span text:style-name="T124"> ouvindo as partes envolvidas, proporcionando, assim, </text:span><text:span text:style-name="T128">obter</text:span><text:span text:style-name="T124"> sugestões para a realização dos estudos de descentralização e simplificação das atividades de cada órgão, </text:span><text:span text:style-name="T131">de modo a </text:span><text:span text:style-name="T124">atender a demanda do pescador,</text:span> com base no Decreto nº 9.094/2017.</text:p>
      <text:p text:style-name="P6"/>
      <text:p text:style-name="P32"><text:span text:style-name="T129">VI</text:span><text:span text:style-name="T124">-</text:span><text:span text:style-name="T126">DESCENTRALIZAÇÃO </text:span><text:span text:style-name="T127">E MODERNIZAÇÃO ADMINISTRATIVA</text:span><text:span text:style-name="T126">:</text:span></text:p>
      <text:p text:style-name="P33"><text:span text:style-name="T135">Visando </text:span><text:span text:style-name="T136">facilitar o acesso dos interessados de comunidades tradicionais aos serviços disponibilizados pelos entes relacionados ao TAUS, a área responsável pela Pesca no Município disponibilizará um Ponto de Atendimento, ficando responsável pelo preenchimento do Requerimento do Pescador no site da SPU, bem como, pela identificação e caracterização do rancho de pesca. Será de sua responsabilidade, também, a verificação da adequação da área quanto ao uso </text:span><text:soft-page-break/><text:span text:style-name="T136">do solo, quanto ao Plano Diretor Municipal e Ambiental e quanto à identificação do pescador integrante de comunidade tradicional.</text:span></text:p>
      <text:p text:style-name="P35"><text:span text:style-name="T45">T</text:span><text:span text:style-name="T46">al providência evitará </text:span><text:span text:style-name="T37">o deslocamento do </text:span><text:span text:style-name="T36">pescador </text:span><text:span text:style-name="T37">até a </text:span><text:span text:style-name="T36">Sede da SPU/SC, para abertura do processo e assinatura do TAUS, </text:span><text:span text:style-name="T37">sendo </text:span><text:span text:style-name="T52">todo o procedimento realizado no</text:span><text:span text:style-name="T36"> próprio Município, com anuência do </text:span><text:span text:style-name="T50">Prefeito.</text:span></text:p>
      <text:p text:style-name="P36"><text:span text:style-name="T37">Após </text:span><text:span text:style-name="T53">a </text:span><text:span text:style-name="T37">abertura do processo digital pelo Município </text:span><text:span text:style-name="T38">no site da </text:span><text:span text:style-name="T53">Secretaria do Patrimônio da União</text:span><text:span text:style-name="T37">, </text:span><text:span text:style-name="T38">a Superintendência </text:span><text:span text:style-name="T37">informará o número do processo </text:span><text:span text:style-name="T39">à </text:span><text:span text:style-name="T53">á</text:span><text:span text:style-name="T39">rea </text:span><text:span text:style-name="T53">r</text:span><text:span text:style-name="T39">esponsável pela </text:span><text:span text:style-name="T53">p</text:span><text:span text:style-name="T39">esca no </text:span><text:span text:style-name="T53">m</text:span><text:span text:style-name="T39">unicípio</text:span><text:span text:style-name="T37">. </text:span></text:p>
      <text:list xml:id="list5533498576642134219" text:style-name="L3">
        <text:list-header>
          <text:p text:style-name="P55"><text:span text:style-name="T37">Mediante as aprovações, o Município enviará </text:span><text:span text:style-name="T38">à SPU/SC,</text:span><text:span text:style-name="T37"> a minuta do TAUS, com os respectivos do</text:span><text:span text:style-name="T39">cu</text:span><text:span text:style-name="T37">mentos, para análise. </text:span><text:span text:style-name="T54">Caso </text:span><text:span text:style-name="T37">aprovado, </text:span><text:span text:style-name="T54">o documento será assinado </text:span><text:span text:style-name="T37">e </text:span><text:span text:style-name="T38">retornará </text:span><text:span text:style-name="T37">ao Município, para a</text:span><text:span text:style-name="T54">s</text:span><text:span text:style-name="T37"> assinatura</text:span><text:span text:style-name="T54">s</text:span><text:span text:style-name="T37"> do Prefeito e do </text:span><text:span text:style-name="T39">b</text:span><text:span text:style-name="T37">eneficiár</text:span><text:span text:style-name="T39">i</text:span><text:span text:style-name="T37">o.</text:span></text:p>
          <text:p text:style-name="P55"><text:span text:style-name="T37">A</text:span><text:span text:style-name="T38">pós a assinatura </text:span><text:span text:style-name="T55">do TAUS, </text:span><text:span text:style-name="T50">o Município </text:span><text:span text:style-name="T38">devolverá o TAUS à SPU/SC.</text:span></text:p>
          <text:p text:style-name="P56"><text:span text:style-name="T81">D</text:span><text:span text:style-name="T92">entre as providências já adotadas, podemos citar:</text:span></text:p>
        </text:list-header>
      </text:list>
      <text:list xml:id="list3488130002829395834" text:style-name="L4">
        <text:list-item>
          <text:p text:style-name="P57"><text:span text:style-name="T92">A</text:span><text:span text:style-name="T84"> </text:span><text:span text:style-name="T83">União re</text:span><text:span text:style-name="T76">pass</text:span><text:span text:style-name="T82">a</text:span><text:span text:style-name="T76"> recursos arrecada</text:span><text:span text:style-name="T85">dos de taxas </text:span><text:span text:style-name="T92">patrimoniais</text:span><text:span text:style-name="T76"> aos municípios, </text:span><text:span text:style-name="T83">desde 2016, </text:span><text:span text:style-name="T92">tendo já transferida </text:span><text:span text:style-name="T87">a importância de </text:span><text:span text:style-name="T83">R$ 4.499.611,00 (</text:span><text:span text:style-name="T92">q</text:span><text:span text:style-name="T83">uatro milhões e quatrocentos e noventa e nove mil e seiscentos e onze reais);</text:span></text:p>
        </text:list-item>
        <text:list-item>
          <text:p text:style-name="P58"><text:span text:style-name="T83">A </text:span><text:span text:style-name="T88">necessidade de modernização do </text:span><text:span text:style-name="T76">marco regulatório para a regularização de ranchos de pesca;</text:span></text:p>
        </text:list-item>
        <text:list-item>
          <text:p text:style-name="P58"><text:span text:style-name="T92">A</text:span><text:span text:style-name="T76"> importância do planejamento e controle do espaço em sintonia com o desenvolvimento social e ambiental;</text:span></text:p>
        </text:list-item>
        <text:list-item>
          <text:p text:style-name="P58"><text:span text:style-name="T91">A i</text:span><text:span text:style-name="T88">mplementação de e</text:span><text:span text:style-name="T76">stratégias de mitigação do passivo de processos de regularização de ranchos na SPU/SC;</text:span></text:p>
        </text:list-item>
        <text:list-item>
          <text:p text:style-name="P58"><text:span text:style-name="T91">A u</text:span><text:span text:style-name="T87">tilização da </text:span><text:span text:style-name="T76">EPAGRI - </text:span><text:span text:style-name="T87">E</text:span><text:span text:style-name="T76">mpresa de </text:span><text:span text:style-name="T87">P</text:span><text:span text:style-name="T76">esquisa </text:span><text:span text:style-name="T87">A</text:span><text:span text:style-name="T76">gropecuária e </text:span><text:span text:style-name="T87">E</text:span><text:span text:style-name="T76">xtensão </text:span><text:span text:style-name="T87">R</text:span><text:span text:style-name="T76">ural de Santa Catarina, </text:span><text:span text:style-name="T88">visando dar apoio aos pescadores na área de sua competência, pois na palestra do Representante </text:span><text:span text:style-name="T86">da EPAGRI</text:span><text:span text:style-name="T88">, foi mencionado que a pesca artesanal/profissional em Santa Catarina representa 52% em relação </text:span><text:span text:style-name="T91">à</text:span><text:span text:style-name="T88"> industrial</text:span><text:span text:style-name="T76">;</text:span></text:p>
        </text:list-item>
        <text:list-item>
          <text:p text:style-name="P58"><text:span text:style-name="T91">A u</text:span><text:span text:style-name="T87">tilização da </text:span><text:span text:style-name="T76">FECAM – Federação Catarinense dos Municípios, </text:span><text:span text:style-name="T87">para o desenvolvimento de um sistema eletrônico, para facilitar o atendimento aos pescadores, Município e SPU/</text:span><text:span text:style-name="T76">SC;</text:span></text:p>
        </text:list-item>
        <text:list-item>
          <text:p text:style-name="P58"><text:span text:style-name="T91">O a</text:span><text:span text:style-name="T87">proveitamento da expertise da </text:span><text:span text:style-name="T76">Secretaria de Aquicultura e Pesca de Santa Catarina, </text:span><text:span text:style-name="T87">quanto ao </text:span><text:span text:style-name="T76">fomento da atividade pesqueira;</text:span></text:p>
        </text:list-item>
        <text:list-item>
          <text:p text:style-name="P58"><text:span text:style-name="T91">A u</text:span><text:span text:style-name="T87">nificação de políticas públicas que envolve vários órgãos</text:span><text:span text:style-name="T76">, </text:span><text:span text:style-name="T87">tais como: SPU, Municípios, Ministério da Agricultura, </text:span><text:span text:style-name="T76">Capitania dos Portos, ICMBIO, Delegacia da Receita Federal, </text:span><text:span text:style-name="T87">Previdência Social, </text:span><text:span text:style-name="T89">visando </text:span><text:span text:style-name="T76">cria</text:span><text:span text:style-name="T89">r </text:span><text:span text:style-name="T76">um Grupo </text:span><text:span text:style-name="T89">de Trabalho, pelo Órgão Central da SPU</text:span><text:span text:style-name="T76">, para a realização d</text:span><text:span text:style-name="T87">esses </text:span><text:span text:style-name="T76">estudos, </text:span><text:span text:style-name="T89">evitando assim, que vários órgãos façam o mesmo trabalho, garantindo a segurança jurídica, eliminando </text:span><text:span text:style-name="T91">a</text:span><text:span text:style-name="T89"> corrupção e atendendo o Decreto nº 9.094/2017. Além disso, essa unificação, poderá ajudar o Governo Federal, </text:span><text:span text:style-name="T86">na</text:span><text:span text:style-name="T89"> implementa</text:span><text:span text:style-name="T86">ção de</text:span><text:span text:style-name="T89"> outras políticas que envolv</text:span><text:span text:style-name="T86">a</text:span><text:span text:style-name="T89">m Reurb, Seguro Defeso e </text:span><text:span text:style-name="T86">I</text:span><text:span text:style-name="T89">senção de </text:span><text:span text:style-name="T86">T</text:span><text:span text:style-name="T89">axas</text:span><text:span text:style-name="T76">; e,</text:span></text:p>
        </text:list-item>
        <text:list-item>
          <text:p text:style-name="P58"><text:span text:style-name="T91">A c</text:span><text:span text:style-name="T90">r</text:span><text:span text:style-name="T76">iação de um Requerimento Eletrônico de Processos pela SPU/SC, facilitando assim os demais procedimentos de regularização e trâmites entre SPU/SC e Município.</text:span></text:p>
        </text:list-item>
      </text:list>
      <text:p text:style-name="P26">VII-LEGISLAÇÃO:</text:p>
      <text:p text:style-name="P37"><text:span text:style-name="T99">A importância do local para o desenvolvimento da atividade pesqueira e a necessidade de preservação dos meios de subsistência e manutenção da atividade cultural tradicional às comunidades nativas de subsistência, entendidas como patrimônio cultural brasileiro, encontra amparo nos termos da legislação </text:span><text:span text:style-name="T98">abaixo:</text:span></text:p>
      <text:list xml:id="list2399455239602263581" text:style-name="L5">
        <text:list-item>
          <text:p text:style-name="P59"><text:span text:style-name="T164">I</text:span><text:span text:style-name="T101">nciso II, do art. 216, da CF/88 dispõe sobre o patrimônio cultural, </text:span><text:span text:style-name="T102">que</text:span><text:span text:style-name="T101"> </text:span><text:span text:style-name="T102">assim define:</text:span></text:p>
          <text:p text:style-name="P60"><text:soft-page-break/>“<text:span text:style-name="T165">Art. 216. Constituem patrimônio cultural brasileiro os bens de natureza material e imaterial, tomados individualmente ou em conjunto, portadores de referência à identidade, à ação, à memória dos diferentes grupos formadores da sociedade brasileira, nos quais se incluem:</text:span></text:p>
          <text:p text:style-name="P60"><text:span text:style-name="T166">II - os modos de criar, fazer e viver;</text:span><text:span text:style-name="T102">”</text:span></text:p>
        </text:list-item>
        <text:list-item>
          <text:p text:style-name="P72"><text:span text:style-name="T71">P</text:span><text:span text:style-name="T70">arágrafo único, do art. 10-A da Lei nº 9.636/98 dispõe sobre autorização de uso sustentável, “</text:span><text:span text:style-name="T73">in ver</text:span><text:span text:style-name="T74">bis”</text:span><text:span text:style-name="T70">:</text:span></text:p>
          <text:p text:style-name="P61"><text:span text:style-name="Internet_20_link"><text:span text:style-name="T143">"</text:span></text:span><text:a xlink:type="simple" xlink:href="http://www.planalto.gov.br/ccivil_03/LEIS/L9636.htm#art10a"><text:span text:style-name="Internet_20_link"><text:span text:style-name="T143">Art.10-A.</text:span></text:span></text:a><text:span text:style-name="Internet_20_link"><text:span text:style-name="T141"> </text:span></text:span><text:span text:style-name="Internet_20_link"><text:span text:style-name="T142">A autorização de uso sustentável, de incumbência da Secretaria do Patrimônio da União (SPU), ato administrativo excepcional, transitório e precário, é outorgada às comunidades 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143">(Incluído pela Lei 13.465, de 2017)</text:span></text:span></text:a></text:p>
          <text:p text:style-name="P63"><text:span text:style-name="T104">Parágrafo único. A autorização a que se refere o caput 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text:span text:style-name="T123">(Incluído pela Lei 13.465, de 2017)</text:span></text:span></text:a><text:span text:style-name="Internet_20_link"><text:span text:style-name="T123">"</text:span></text:span></text:p>
        </text:list-item>
        <text:list-item>
          <text:p text:style-name="P73">Lei nº 11.959/2009 dispõe sobre Política Nacional das Comunidades Tradicionais - PNPCT, visa a regularização de ranchos de pesca, para abrigar barco de pescadores e apetrechos de pesca, desde que os equipamentos e as instalações não impeçam o livre e franco acesso às praias e às águas públicas correntes e dormentes;</text:p>
        </text:list-item>
        <text:list-item>
          <text:p text:style-name="P74"><text:span text:style-name="T70">Decreto 271/67 dispõe sobre a concessão de uso de terrenos públicos </text:span><text:span text:style-name="T75">para </text:span><text:span text:style-name="T70">que possam atender o aproveitamento sustentável de comunidades tradicionais, “</text:span><text:span text:style-name="T74">in verbis”</text:span><text:span text:style-name="T70">:</text:span></text:p>
          <text:p text:style-name="P64"><text:span text:style-name="T104">“Art. </text:span><text:span text:style-name="T109">7</text:span><text:span text:style-name="T66">o</text:span><text:span text:style-name="T68"> </text:span><text:span text:style-name="T109">É</text:span><text:span text:style-name="T104">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text:span text:style-name="T123">(Redação dada pela Lei nº 11.481, de 2007)</text:span></text:span></text:a><text:span text:style-name="Internet_20_link"><text:span text:style-name="T123">"</text:span></text:span></text:p>
        </text:list-item>
        <text:list-item>
          <text:p text:style-name="P74"><text:span text:style-name="T70">Decreto-Lei nº 1.876/1981 </text:span><text:span text:style-name="T72">d</text:span><text:span text:style-name="T70">ispõe sobre a regulamentação da renda mínima, para a sua concessão, “</text:span><text:span text:style-name="T74">in verbis”</text:span><text:span text:style-name="T70">:</text:span></text:p>
          <text:p text:style-name="P62"><text:span text:style-name="T104">"Art. 1</text:span><text:span text:style-name="T105">º</text:span><text:span text:style-name="T104">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143">(Redação dada pela Lei nº 11.481, de 2007)</text:span></text:span></text:a></text:p>
          <text:p text:style-name="P65">[…]</text:p>
          <text:p text:style-name="P62"><text:span text:style-name="T104">§ </text:span><text:span text:style-name="T109">2</text:span><text:span text:style-name="T66">o</text:span><text:span text:style-name="T68"> </text:span><text:span text:style-name="T109">Considera</text:span><text:span text:style-name="T104">-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143">(Redação dada pela Lei nº 13.465, de 2017)</text:span></text:span></text:a></text:p>
          <text:p text:style-name="P64"><text:span text:style-name="T104">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123">(Incluído pela Lei nº 13.465, de 2017)</text:span></text:span></text:a><text:span text:style-name="T104">"</text:span></text:p>
        </text:list-item>
        <text:list-item>
          <text:p text:style-name="P74"><text:span text:style-name="T70">Decreto nº 6.040/2007 dispõe sobre a Política Nacional de Desenvolvimento Sustentável dos Povos e Comunidades Tradicionais, </text:span><text:span text:style-name="T74">“in verbis”</text:span><text:span text:style-name="T70">:</text:span></text:p>
          <text:p text:style-name="P67"><text:soft-page-break/><text:span text:style-name="T60">“</text:span><text:span text:style-name="T61">Art. 1</text:span><text:span text:style-name="T64">o</text:span><text:span text:style-name="T69"> </text:span><text:span text:style-name="T61">Fica instituída a Política Nacional de Desenvolvimento Sustentável dos Povos e Comunidades Tradicionais - PNPCT, na forma do Anexo a este Decreto.</text:span></text:p>
          <text:p text:style-name="P62"><text:span text:style-name="T104">Art. 2</text:span><text:span text:style-name="T67">o</text:span><text:span text:style-name="T68"> </text:span><text:span text:style-name="T104">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143">Decreto de 13 de julho de 2006</text:span></text:span></text:a><text:span text:style-name="T104">, coordenar a implementação da Política Nacional para o Desenvolvimento Sustentável dos Povos e Comunidades Tradicionais.</text:span></text:p>
          <text:p text:style-name="P67"><text:span text:style-name="T61">Art. </text:span><text:span text:style-name="T62">3</text:span><text:span text:style-name="T65">o</text:span><text:span text:style-name="T69"> </text:span><text:span text:style-name="T62">Para</text:span><text:span text:style-name="T61"> os fins deste Decreto e do seu Anexo compreende-se por:</text:span></text:p>
          <text:p text:style-name="P65">I - Povos e Comunidades Tradicionais: grupos culturalmente diferenciados e que se reconhecem como tais, que possuem formas próprias de organização social, que ocupam e usam territórios e recursos naturais como condição para sua reprodução cultural, social, religiosa, ancestral e econômica, utilizando conhecimentos, inovações e práticas gerados e transmitidos pela tradição;</text:p>
          <text:p text:style-name="P65">[…]</text:p>
          <text:p text:style-name="P66">III - Desenvolvimento Sustentável: o uso equilibrado dos recursos naturais, voltado para a melhoria da qualidade de vida da presente geração, garantindo as mesmas possibilidades para as gerações futuras.”</text:p>
        </text:list-item>
        <text:list-item>
          <text:p text:style-name="P74"><text:span text:style-name="T70">Portaria SPU Nº 89 de 15/04/2010, disciplina a utilização do aproveitamento dos imóveis da União em favor das comunidades tradicionais, “</text:span><text:span text:style-name="T74">in verbis”:</text:span></text:p>
          <text:p text:style-name="P62"><text:span text:style-name="T108">“</text:span><text:span text:style-name="Strong_20_Emphasis"><text:span text:style-name="T104">A SECRETÁRIA DO PATRIMÔNIO DA UNIÃO</text:span></text:span><text:span text:style-name="T104">, no uso de suas atribuições e tendo em vista o disposto no inciso XVII, do art.1º do Regimento Interno da Secretaria do Patrimônio da União - SPU, aprovado pela Portaria nº 232, de 03 de agosto de 2005 em consonância com os arts. 6º, 20, 182, 186 e 216 da Constituição Federal de 1988, com art. 1 do Decreto-Lei 9760/1946, com os arts. 1º e 18, §1º, da Lei nº 9.636, de 15 de maio de 1998, e art. 7º do Decreto-Lei </text:span><text:span text:style-name="T106">nº</text:span><text:span text:style-name="T104"> 271, de 28 de fevereiro de 1967 c/c Portaria SPU nº 100/2009, resolve:</text:span></text:p>
          <text:p text:style-name="P65">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65">Parágrafo único. A autorização prevista no caput poderá compreender as áreas utilizadas tradicionalmente para fins de moradia e uso sustentável dos recursos naturais, contíguas ou não.</text:p>
          <text:p text:style-name="P65">Art. 2º O Termo de Autorização de Uso Sustentável – TAUS poderá ser outorgado a comunidades tradicionais que ocupem ou utilizem as seguintes áreas da União:</text:p>
          <text:p text:style-name="P65">[…]</text:p>
          <text:p text:style-name="P65">VI - terrenos de marinha e marginais presumidos.</text:p>
          <text:p text:style-name="P65">[…]<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65">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62"><text:soft-page-break/><text:span text:style-name="T104">[...]<text:line-break/>Art. 4º O Termo de Autorização de Uso Sustentável – TAUS das áreas definidas no artigo 2º </text:span><text:span text:style-name="Strong_20_Emphasis"><text:span text:style-name="T104">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104">.</text:span></text:p>
          <text:p text:style-name="P64"><text:span text:style-name="Strong_20_Emphasis"><text:span text:style-name="T107">§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text:span></text:span><text:span text:style-name="T107">"</text:span></text:p>
        </text:list-item>
        <text:list-item>
          <text:p text:style-name="P74"><text:span text:style-name="T70">Instrução Normativa nº 02/2014, da Secretaria do Patrimônio da União dispõe sobre autorização de uso sustentável, “</text:span><text:span text:style-name="T74">in verbis”</text:span><text:span text:style-name="T70">:</text:span></text:p>
          <text:p text:style-name="P68"><text:span text:style-name="T61">"Art. 20 O Termo de Autorização de Uso Sustentável - TAUS poderá ser outorgado em caráter excepcional, transitório e precário, nos termos da Portaria SPU nº 89/2010, às comunidades tradicionais que ocupam ou utilizam as seguintes áreas da União. </text:span><text:span text:style-name="T60">“</text:span><text:span text:style-name="T61">I - áreas de várzeas e mangues, enquanto leito de corpos de água federais;</text:span></text:p>
          <text:p text:style-name="P69">II - mar territorial;</text:p>
          <text:p text:style-name="P69">III - áreas de praia marítima ou fluvial federais;</text:p>
          <text:p text:style-name="P69">IV - ilhas federais fluviais, oceânicas ou situadas em faixa de fronteira;</text:p>
          <text:p text:style-name="P69">V - acrescidos de marinha e marginais de rio federais;</text:p>
          <text:p text:style-name="P68"><text:span text:style-name="T170">VI - terrenos de marinha e marginais presumidos.</text:span><text:span text:style-name="T63">”</text:span></text:p>
        </text:list-item>
      </text:list>
      <text:p text:style-name="P25"><text:span text:style-name="T151">VIII-</text:span>P<text:span text:style-name="T137">ROJETO PILOTO:</text:span></text:p>
      <text:p text:style-name="P29"><text:span text:style-name="T137">Mediante a realização do Seminário, com a contribuição de vários municípios e órgãos públicos, </text:span>esta Superintendência em conjunto com a Superintendência <text:span text:style-name="T164">Municipal </text:span>de Pesca, Maricultura e Agricultura de Florianópolis, <text:span text:style-name="T137">está propondo a implantação do </text:span><text:span text:style-name="T124">“Projeto Piloto de Descentralização e Modernização </text:span><text:span text:style-name="T125">Administrativ</text:span><text:span text:style-name="T130">a</text:span><text:span text:style-name="T124">”</text:span>, <text:span text:style-name="T138">para a </text:span>regularização de rancho de pesca, com anuência do Município, facilita<text:span text:style-name="T138">ndo assim </text:span>a vida dos pescadores e dos órgãos envolvidos, para <text:span text:style-name="T138">a regularização de suas atividades em diversos órgãos, bem como, </text:span>a emissão do TAUS, conforme <text:span text:style-name="T134">ANEXO I -</text:span><text:span text:style-name="T138"> </text:span><text:span text:style-name="T124">FLUXOGRAMA.</text:span></text:p>
      <text:p text:style-name="P27"><text:span text:style-name="T139">Foi sugerida, também, </text:span>a realiza<text:span text:style-name="T138">ção de </text:span>um planejamento articulado pelo Município de Florianópolis (<text:span text:style-name="T171">SMPMA</text:span>, Floram, IPUF e SMDU), para atender as solicitações de demandas judiciais e dos pescadores, com a elaboração de cronograma regionalizado <text:span text:style-name="T167">e </text:span>propo<text:span text:style-name="T167">r </text:span>ao MPF, melhorando assim a capacidade de atendimento e acompanhamento das ações a serem executadas.</text:p>
      <text:p text:style-name="P31">A SPU/SC, ficará responsável em dar apoio <text:span text:style-name="T152">a</text:span>o que for necessário, para o cumprimento deste projeto, nos seguintes termos:</text:p>
      <text:list xml:id="list1558504111979861605" text:style-name="L6">
        <text:list-item>
          <text:p text:style-name="P75"><text:span text:style-name="T58">Ponto de Atendimento - </text:span><text:span text:style-name="T32">A</text:span><text:span text:style-name="T42"> área responsável pela pesca </text:span><text:span text:style-name="T43">no Município</text:span><text:span text:style-name="T42"> </text:span><text:span text:style-name="T43">ficará responsável pelo </text:span><text:span text:style-name="T42">preenchimento do</text:span><text:span text:style-name="T41"> Requerimento </text:span><text:span text:style-name="T43">do Pescador,</text:span><text:span text:style-name="T41"> no site da SPU, </text:span><text:span text:style-name="T44">com a </text:span><text:span text:style-name="T42">identificação e caracterização do rancho quanto ao uso do solo, em relação ao </text:span><text:span text:style-name="T44">P</text:span><text:span text:style-name="T42">lano </text:span><text:span text:style-name="T44">D</text:span><text:span text:style-name="T42">iretor </text:span><text:span text:style-name="T44">M</text:span><text:span text:style-name="T42">unicipal e </text:span><text:span text:style-name="T44">A</text:span><text:span text:style-name="T42">mbiental, bem como, </text:span><text:span text:style-name="T44">pela </text:span><text:span text:style-name="T43">identificação e caracterização </text:span><text:span text:style-name="T44">do</text:span><text:span text:style-name="T43"> </text:span><text:span text:style-name="T42">pescador </text:span><text:span text:style-name="T44">se </text:span><text:span text:style-name="T42">faz parte de Comunidade Tradicional, de uso sustentável,</text:span><text:span text:style-name="T41"> </text:span><text:span text:style-name="T42">evitando, </text:span><text:span text:style-name="T43">assim, o deslocamento do </text:span><text:span text:style-name="T42">pescador </text:span><text:span text:style-name="T43">até a </text:span><text:span text:style-name="T42">Sede da SPU/SC, para abertura do processo e assinatura do TAUS. </text:span><text:span text:style-name="T47">Desta forma, tudo será </text:span><text:span text:style-name="T43">feito </text:span><text:span text:style-name="T47">n</text:span><text:span text:style-name="T43">o</text:span><text:span text:style-name="T42"> próprio Município, com anuência do Prefeito</text:span><text:span text:style-name="T41">;</text:span></text:p>
        </text:list-item>
        <text:list-item>
          <text:p text:style-name="P76"><text:span text:style-name="T26">A partir da </text:span><text:span text:style-name="T48">data da assinatura desta Ata, os pescadores deverão dirigir-</text:span><text:span text:style-name="T40">se</text:span><text:span text:style-name="T48"> até a S</text:span><text:span text:style-name="T26">uperintendência de Pesca, Maricultura e Agricultura – SMPMA, sito …..............., fone …....., para </text:span><text:span text:style-name="T48">a regularização do seu rancho;</text:span></text:p>
        </text:list-item>
        <text:list-item>
          <text:p text:style-name="P77"><text:soft-page-break/><text:span text:style-name="T94">A</text:span><text:span text:style-name="T76">pós </text:span><text:span text:style-name="T93">a </text:span><text:span text:style-name="T80">protocolização do </text:span><text:span text:style-name="T76">Requerimento Eletrônico </text:span><text:span text:style-name="T86">na</text:span><text:span text:style-name="T80"> SPU/SC, </text:span><text:span text:style-name="T86">esta </text:span><text:span text:style-name="T80">informará o número do processo ao Município, </text:span><text:span text:style-name="T76"><text:s/></text:span><text:span text:style-name="T80">para as aprovações abaixo:</text:span></text:p>
        </text:list-item>
        <text:list-item>
          <text:p text:style-name="P71"><text:span text:style-name="T117">SMPMA </text:span><text:span text:style-name="T118">- Superintendência </text:span><text:span text:style-name="T122">Municipal </text:span><text:span text:style-name="T118">de Pesca, Maricultura e Agricultura, ficará responsável pela entrevista, para verificar se o pescador faz parte de Comunidade Tradicional, conforme </text:span><text:span text:style-name="T117">ANEXO IV</text:span><text:span text:style-name="T118">;</text:span></text:p>
        </text:list-item>
        <text:list-item>
          <text:p text:style-name="P70"><text:span text:style-name="T117">FLORAM</text:span><text:span text:style-name="T118"> – Fundação Municipal do Meio Ambiente de Florianópolis, ficará responsável pela emissão do laudo ambiental, conforme memorial descritivo e planta de identificação aérea Google Earth - </text:span><text:span text:style-name="T117">ANEXO V</text:span><text:span text:style-name="T118">;</text:span></text:p>
        </text:list-item>
        <text:list-item>
          <text:p text:style-name="P70"><text:span text:style-name="T117">IPUF</text:span><text:span text:style-name="T118"> – Instituto de Pesquisa e Panejamento Urbano de Florianópolis, ficará responsável pela informação se o rancho atende o planejamento urbano; e,</text:span></text:p>
        </text:list-item>
        <text:list-item>
          <text:p text:style-name="P70"><text:span text:style-name="T59">SMDU</text:span><text:span text:style-name="T49"> – Secretaria Municipal de Meio Ambiente, Planejamento e Desenvolvimento Urbano de Florianópolis, ficará responsável.</text:span></text:p>
        </text:list-item>
        <text:list-item>
          <text:p text:style-name="P77"><text:span text:style-name="T80">Os processos de </text:span><text:span text:style-name="T76">ranchos </text:span><text:span text:style-name="T80">de pesca que estão tramitando na </text:span><text:span text:style-name="T76">SPU/SC, </text:span><text:span text:style-name="T80">que necessit</text:span><text:span text:style-name="T93">em</text:span><text:span text:style-name="T80"> de autorização do Município, serão enviados </text:span><text:span text:style-name="T76">à </text:span><text:span text:style-name="Strong_20_Emphasis"><text:span text:style-name="T95">SMPMA, </text:span></text:span><text:span text:style-name="T76">para a </text:span><text:span text:style-name="T80">análise </text:span><text:span text:style-name="T76">e emissão da minuta do Termo </text:span><text:span text:style-name="T80">de Autorização de Uso Sustentável - TAUS</text:span><text:span text:style-name="T76">, com anuência d</text:span><text:span text:style-name="T80">o Prefeito</text:span><text:span text:style-name="T76">; </text:span></text:p>
        </text:list-item>
        <text:list-item>
          <text:p text:style-name="P77"><text:span text:style-name="T76">Após aprovaç</text:span><text:span text:style-name="T80">ão do </text:span><text:span text:style-name="T76">Município, a minuta do </text:span><text:span text:style-name="T103">Termo de Autorização de Uso Sustentável - TAUS</text:span><text:span text:style-name="T76">, </text:span><text:span text:style-name="T103">com anuência do Município,</text:span><text:span text:style-name="T76"> </text:span><text:span text:style-name="T80">será </text:span><text:span text:style-name="T76">encaminha</text:span><text:span text:style-name="T80">da</text:span><text:span text:style-name="T76"> à SPU/SC, para </text:span><text:span text:style-name="T80">análise </text:span><text:span text:style-name="T86">e </text:span><text:span text:style-name="T76">aprovação, conforme </text:span><text:span text:style-name="T114">ANEXO VI; </text:span><text:span text:style-name="T115">e,</text:span></text:p>
        </text:list-item>
        <text:list-item>
          <text:p text:style-name="P77"><text:span text:style-name="T76">A SPU/SC, ficará responsável em receber a minuta do TAUS para analisar, cadastrar, aprovar, assinar e enviar ao </text:span><text:span text:style-name="T114">Município de Florianópolis</text:span><text:span text:style-name="T76">, num prazo de 30 (trinta) dias, para a assinatura do Prefeito e do beneficiário.</text:span></text:p>
        </text:list-item>
      </text:list>
      <text:p text:style-name="P78">Este projeto, no futuro, poderá servir como modelo de implementação de outras ações integradas que envolvam o projeto orla, gestão de praias, fiscalização, planta de valores genéricas, cadastramento em massa, aumento da base de arrecadação e outras correlatas, capacitando os servidores da SPU, como técnicos especialistas do Patrimônio, ao invés de tarefas fragmentadas que estão sendo realizadas, por várias áreas em duplicidade (Município e SPU).</text:p>
      <text:p text:style-name="P30">Esta proposta visa modernizar os procedimentos de regularização de ranchos de pesca de cunho social, simplificando assim, a forma de administrar o imobiliário patrimonial,<text:span text:style-name="T124"> com anuência do Município</text:span><text:span text:style-name="T168">. </text:span><text:span text:style-name="T169">P</text:span><text:span text:style-name="T144">or esse motivo, propomos a implantação do </text:span>“<text:span text:style-name="T124">Projeto Piloto de Descentralização e Modernização Administrativa</text:span>”, <text:span text:style-name="T140">que vai </text:span>assinado, pelos técnicos qualificados abaixo, visando submet<text:span text:style-name="T159">ê-lo à </text:span>aprovação dos <text:span text:style-name="T153">d</text:span>irigentes da SPU/SC e <text:span text:style-name="T159">do </text:span>Município de Florianópolis.</text:p>
      <table:table table:name="Tabela3" table:style-name="Tabela3">
        <table:table-column table:style-name="Tabela3.A"/>
        <table:table-column table:style-name="Tabela3.B"/>
        <table:table-row>
          <table:table-cell table:style-name="Tabela3.A1" office:value-type="string">
            <text:p text:style-name="P46"><text:s text:c="3"/>NUREF/SPU/SC</text:p>
          </table:table-cell>
          <table:table-cell table:style-name="Tabela3.B1" office:value-type="string">
            <text:p text:style-name="P34"><text:span text:style-name="Strong_20_Emphasis"><text:span text:style-name="T110"><text:s/>Superintendência </text:span></text:span><text:span text:style-name="Strong_20_Emphasis"><text:span text:style-name="T111">Municipal</text:span></text:span><text:span text:style-name="Strong_20_Emphasis"><text:span text:style-name="T110"> de Pesca, Maricultura e Agricultura de Florianópolis</text:span></text:span></text:p>
          </table:table-cell>
        </table:table-row>
        <table:table-row>
          <table:table-cell table:style-name="Tabela3.A2" office:value-type="string">
            <text:p text:style-name="P48"/>
            <text:p text:style-name="P48">Humberto Pereira de Almeida</text:p>
            <text:p text:style-name="P48">Responsável pela NUREF</text:p>
            <text:p text:style-name="P48"/>
            <text:p text:style-name="P48"/>
            <text:p text:style-name="P48">Alexandre Pandino Azevedo</text:p>
            <text:p text:style-name="P48">Analista em Ciência e Tecnologia</text:p>
          </table:table-cell>
          <table:table-cell table:style-name="Tabela3.B2" office:value-type="string">
            <text:p text:style-name="P48"/>
            <text:p text:style-name="P48">Adriano Roberto Weickert</text:p>
            <text:p text:style-name="P47"><text:span text:style-name="T154">Superintendente da </text:span><text:span text:style-name="Strong_20_Emphasis"><text:span text:style-name="T110">SMPMA</text:span></text:span></text:p>
            <text:p text:style-name="P48"/>
            <text:p text:style-name="P48"/>
            <text:p text:style-name="P48">Fernanda Santos Amorim</text:p>
            <text:p text:style-name="P47"><text:span text:style-name="Strong_20_Emphasis"><text:span text:style-name="T110">SMPMA</text:span></text:span></text:p>
          </table:table-cell>
        </table:table-row>
      </table:table>
      <text:p text:style-name="P23"/>
      <text:p text:style-name="P19"><text:s text:c="56"/></text:p>
      <text:p text:style-name="P19"/>
      <text:p text:style-name="P19"><text:soft-page-break/></text:p>
      <text:p text:style-name="P19"/>
      <text:p text:style-name="P40">MINISTÉRIO DA ECONOMIA</text:p>
      <text:p text:style-name="P41">SECRETARIA DE COORDENAÇÃO E GOVERNANÇA DO PATRIMÔNIO DA UNIÃO</text:p>
      <text:p text:style-name="P43">Superintendência do Patrimônio da União em Santa Catarina</text:p>
      <text:p text:style-name="P17"><text:span text:style-name="Strong_20_Emphasis"><text:span text:style-name="T161">Praça XV de novembro, 336, CENTRO, FLORIANÓPOLIS/SC, CEP 88010-40</text:span></text:span><text:span text:style-name="Strong_20_Emphasis"><text:span text:style-name="T162">0, FONE (48) 3251-8200</text:span></text:span></text:p>
      <text:p text:style-name="P17"><text:span text:style-name="Strong_20_Emphasis"><text:span text:style-name="T162"/></text:span></text:p>
      <text:p text:style-name="P20">ANEXO VI</text:p>
      <text:p text:style-name="P17"><text:span text:style-name="T157">TERMO DE </text:span><text:span text:style-name="T156">HOMOLOGAÇÃO</text:span></text:p>
      <text:p text:style-name="P21"/>
      <text:p text:style-name="P21"/>
      <text:p text:style-name="P22">PROCESSO Nº:</text:p>
      <text:p text:style-name="P18"><text:span text:style-name="T156">I</text:span><text:span text:style-name="T155">NTERESSADOS: Município de Florianópolis/SC </text:span></text:p>
      <text:p text:style-name="P18"><text:span text:style-name="T155"><text:s text:c="34"/>Superintendência do Patrimônio da União </text:span><text:span text:style-name="T158">em Santa Catarina – SPU/SC</text:span></text:p>
      <text:p text:style-name="P22"/>
      <text:p text:style-name="P18"><text:span text:style-name="T155">ASSUNTO: Homologação do Projeto Piloto de Descentralização e Modernização Administrativa</text:span><text:span text:style-name="T145">, visando </text:span><text:span text:style-name="T146">a</text:span><text:span text:style-name="T145"> re</text:span><text:span text:style-name="Strong_20_Emphasis"><text:span text:style-name="T147">gulamentação de procedimentos entre as instituições quanto </text:span></text:span><text:span text:style-name="Strong_20_Emphasis"><text:span text:style-name="T149">à</text:span></text:span><text:span text:style-name="Strong_20_Emphasis"><text:span text:style-name="T147"> regularização de ranchos, para pescadores artesanais/profissionais de Comunidades Tradicionais em Santa Catarina, </text:span></text:span><text:span text:style-name="Strong_20_Emphasis"><text:span text:style-name="T148">de uso sustentável, </text:span></text:span><text:span text:style-name="Strong_20_Emphasis"><text:span text:style-name="T147">com anuência do Município de Florianópolis/</text:span></text:span><text:span text:style-name="Strong_20_Emphasis"><text:span text:style-name="T149">SC</text:span></text:span><text:span text:style-name="Strong_20_Emphasis"><text:span text:style-name="T147">.</text:span></text:span></text:p>
      <text:p text:style-name="P22"/>
      <text:p text:style-name="P16">Mediante os estudos realizados <text:span text:style-name="T160">pelos técnicos desta Superintendência e do Município de Florianópolis, conforme Ata de Reunião, de …..... (Evento …..), do processo em referência, aprovamos o </text:span>“<text:span text:style-name="T124">Projeto Piloto de Descentralização e Modernização Administrativa</text:span>, nos termos da Ata, <text:span text:style-name="T160">dando ciência à Unidade Central, para conhecimento e providências complementares que julgar necessário.</text:span></text:p>
      <text:p text:style-name="P15"/>
      <text:p text:style-name="P15"/>
      <text:p text:style-name="P9"><text:span text:style-name="T8">NABIH HENRIQUE CHRAIM <text:s text:c="31"/></text:span><text:span text:style-name="T135">GEAN MARQUES LOUREIRO </text:span></text:p>
      <text:p text:style-name="P3"><text:s text:c="5"/>Superintendente da SPU/SC <text:s text:c="48"/>Prefeito</text:p>
      <text:p text:style-name="P2"/>
      <text:p text:style-name="P2"/>
      <text:p text:style-name="P2"/>
      <text:p text:style-name="P45"><text:span text:style-name="T112">(</text:span><text:a xlink:type="simple" xlink:href="mailto:agripesca@garopaba.sc.gov.br"><text:span text:style-name="T132">agripesca@garopaba.sc.gov.br</text:span></text:a><text:span text:style-name="T112"> <text:s/>- A/C Edevaldo Gonçalves da Silva Júnior – Secretário de Pes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05T17:20:28.663000000</dc:date>
    <meta:editing-duration>PT20H17M20S</meta:editing-duration>
    <meta:editing-cycles>77</meta:editing-cycles>
    <meta:generator>LibreOffice/4.1.4.2$Windows_x86 LibreOffice_project/0a0440ccc0227ad9829de5f46be37cfb6edcf72</meta:generator>
    <meta:print-date>2019-12-05T10:28:08.443000000</meta:print-date>
    <meta:document-statistic meta:table-count="3" meta:image-count="0" meta:object-count="0" meta:page-count="8" meta:paragraph-count="148" meta:word-count="3164" meta:character-count="21405" meta:non-whitespace-character-count="18242"/>
  </office:meta>
</office:document-meta>
</file>